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5" style:family="paragraph" style:parent-style-name="Standard" style:master-page-name="MasterPage2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6" style:family="paragraph" style:parent-style-name="Standard" style:list-style-name="WWNum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7" style:family="paragraph" style:parent-style-name="Standard" style:list-style-name="WWNum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8" style:family="paragraph" style:parent-style-name="Standard" style:list-style-name="WWNum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9" style:family="paragraph" style:parent-style-name="Standard" style:list-style-name="WWNum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0" style:family="paragraph" style:parent-style-name="Standard" style:list-style-name="WWNum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1" style:family="paragraph" style:parent-style-name="Standard" style:list-style-name="WWNum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2" style:family="paragraph" style:parent-style-name="Standard" style:list-style-name="WWNum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3" style:family="paragraph" style:parent-style-name="Standard" style:list-style-name="WWNum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4" style:family="paragraph" style:parent-style-name="Standard" style:list-style-name="WWNum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5" style:family="paragraph" style:parent-style-name="Standard" style:list-style-name="WWNum1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6" style:family="paragraph" style:parent-style-name="Standard" style:list-style-name="WWNum1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7" style:family="paragraph" style:parent-style-name="Standard" style:list-style-name="WWNum1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8" style:family="paragraph" style:parent-style-name="Standard" style:list-style-name="WWNum1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9" style:family="paragraph" style:parent-style-name="Standard" style:list-style-name="WWNum1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0" style:family="paragraph" style:parent-style-name="Standard" style:list-style-name="WWNum1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1" style:family="paragraph" style:parent-style-name="Standard" style:list-style-name="WWNum1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2" style:family="paragraph" style:parent-style-name="Standard" style:list-style-name="WWNum1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3" style:family="paragraph" style:parent-style-name="Standard" style:list-style-name="WWNum1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4" style:family="paragraph" style:parent-style-name="Standard" style:list-style-name="WWNum1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5" style:family="paragraph" style:parent-style-name="Standard" style:list-style-name="WWNum2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6" style:family="paragraph" style:parent-style-name="Standard" style:list-style-name="WWNum2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7" style:family="paragraph" style:parent-style-name="Standard" style:list-style-name="WWNum2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8" style:family="paragraph" style:parent-style-name="Standard" style:list-style-name="WWNum2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9" style:family="paragraph" style:parent-style-name="Standard" style:list-style-name="WWNum2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0" style:family="paragraph" style:parent-style-name="Standard" style:list-style-name="WWNum2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1" style:family="paragraph" style:parent-style-name="Standard" style:list-style-name="WWNum2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2" style:family="paragraph" style:parent-style-name="Standard" style:list-style-name="WWNum2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3" style:family="paragraph" style:parent-style-name="Standard" style:list-style-name="WWNum2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4" style:family="paragraph" style:parent-style-name="Standard" style:list-style-name="WWNum2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5" style:family="paragraph" style:parent-style-name="Standard" style:list-style-name="WWNum3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6" style:family="paragraph" style:parent-style-name="Standard" style:list-style-name="WWNum3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7" style:family="paragraph" style:parent-style-name="Standard" style:list-style-name="WWNum3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8" style:family="paragraph" style:parent-style-name="Standard" style:list-style-name="WWNum3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9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0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7a6d7" style:font-name-complex="Liberation Serif"/>
    </style:style>
    <style:style style:name="P4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3" style:family="paragraph" style:parent-style-name="Standard" style:list-style-name="L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4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5" style:family="paragraph" style:parent-style-name="Standard" style:list-style-name="L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6" style:family="paragraph" style:parent-style-name="Standard" style:list-style-name="L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T326" style:family="text">
      <style:text-properties fo:font-size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26">Software year 12 task 1 logbook</text:span><text:span text:style-name="T325"/></text:p>
      <text:p text:style-name="P1"><text:span text:style-name="T326">Noah Hallows</text:span><text:span text:style-name="T325"/></text:p>
      <text:p text:style-name="P1"><text:span text:style-name="T325"/></text:p>
      <text:p text:style-name="P2">Entry 1 29/10/23<text:span text:style-name="T325"/></text:p>
      <text:p text:style-name="P2"><text:span text:style-name="T325"/></text:p>
      <text:p text:style-name="P2">Aim: My aim today was to make an official start to my project and setup the libraries I am going to use in the major project.<text:span text:style-name="T325"/></text:p>
      <text:p text:style-name="P2"><text:span text:style-name="T325"/></text:p>
      <text:p text:style-name="P2">Work completed:<text:span text:style-name="T325"/></text:p>
      <text:list text:style-name="WWNum1">
        <text:list-item>
          <text:p text:style-name="P6">Started Gannt chart<text:span text:style-name="T325"/></text:p>
        </text:list-item>
        <text:list-item>
          <text:p text:style-name="P6">Started log book<text:span text:style-name="T325"/></text:p>
        </text:list-item>
        <text:list-item>
          <text:p text:style-name="P6">setup Opencv, distrobox and “face-recognition”(a python package for face recognition)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p text:style-name="P2">I plan to continue updating the software I have installed and my log book and gannt chart.<text:span text:style-name="T325"/></text:p>
      <text:p text:style-name="P2"><text:span text:style-name="T325"/></text:p>
      <text:p text:style-name="P2">Issues:<text:span text:style-name="T325"/></text:p>
      <text:p text:style-name="P2">Opencv doesn’t provide an install guide for Arch Linux, so instead of working it out my self I have setup a Fedora Linux container.<text:span text:style-name="T325"/></text:p>
      <text:p text:style-name="P2"><text:span text:style-name="T325"/></text:p>
      <text:p text:style-name="P2">Entry 2 31/10/23<text:span text:style-name="T325"/></text:p>
      <text:p text:style-name="P2"><text:span text:style-name="T325"/></text:p>
      <text:p text:style-name="P2">Aim: My aim today was to get a significant amount of my defining and understanding section done<text:span text:style-name="T325"/></text:p>
      <text:p text:style-name="P2"><text:span text:style-name="T325"/></text:p>
      <text:p text:style-name="P2">Work completed:<text:span text:style-name="T325"/></text:p>
      <text:list text:style-name="WWNum2">
        <text:list-item>
          <text:p text:style-name="P7">DFD<text:span text:style-name="T325"/></text:p>
        </text:list-item>
        <text:list-item>
          <text:p text:style-name="P7">IPO diagram<text:span text:style-name="T325"/></text:p>
        </text:list-item>
        <text:list-item>
          <text:p text:style-name="P7">Identification of the problem<text:span text:style-name="T325"/></text:p>
        </text:list-item>
        <text:list-item>
          <text:p text:style-name="P7">Social and ethical issu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3">
        <text:list-item>
          <text:p text:style-name="P8">Structure chart<text:span text:style-name="T325"/></text:p>
        </text:list-item>
      </text:list>
      <text:p text:style-name="P2">Issues: I had difficulty finding a program to make my diagrams<text:span text:style-name="T325"/></text:p>
      <text:p text:style-name="P2"><text:span text:style-name="T325"/></text:p>
      <text:p text:style-name="P2">Entry 3 1/11/23<text:span text:style-name="T325"/></text:p>
      <text:p text:style-name="P2"><text:span text:style-name="T325"/></text:p>
      <text:p text:style-name="P2">Aim: To complete my context diagram<text:span text:style-name="T325"/></text:p>
      <text:p text:style-name="P2"><text:span text:style-name="T325"/></text:p>
      <text:p text:style-name="P2">Work complete:<text:span text:style-name="T325"/></text:p>
      <text:list text:style-name="WWNum4">
        <text:list-item>
          <text:p text:style-name="P9">Context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5">
        <text:list-item>
          <text:p text:style-name="P10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4 2/11/23<text:span text:style-name="T325"/></text:p>
      <text:p text:style-name="P2"><text:span text:style-name="T325"/></text:p>
      <text:p text:style-name="P2">Aim: To finish my system modeling tools<text:span text:style-name="T325"/></text:p>
      <text:p text:style-name="P2"><text:span text:style-name="T325"/></text:p>
      <text:p text:style-name="P2">Work completed:<text:span text:style-name="T325"/></text:p>
      <text:list text:style-name="WWNum6">
        <text:list-item>
          <text:p text:style-name="P11">Strucute chart<text:span text:style-name="T325"/></text:p>
        </text:list-item>
        <text:list-item>
          <text:p text:style-name="P11"><text:soft-page-break/>System flow chart<text:span text:style-name="T325"/></text:p>
        </text:list-item>
        <text:list-item>
          <text:p text:style-name="P11">Data dictionary<text:span text:style-name="T325"/></text:p>
        </text:list-item>
        <text:list-item>
          <text:p text:style-name="P11">Generation of ideas section<text:span text:style-name="T325"/></text:p>
        </text:list-item>
        <text:list-item>
          <text:p text:style-name="P11">Communication with others section<text:span text:style-name="T325"/></text:p>
        </text:list-item>
        <text:list-item>
          <text:p text:style-name="P11">Updated IPO diagram<text:span text:style-name="T325"/></text:p>
        </text:list-item>
        <text:list-item>
          <text:p text:style-name="P11">Selected appropriate data types<text:span text:style-name="T325"/></text:p>
        </text:list-item>
        <text:list-item>
          <text:p text:style-name="P11">Draft interface design<text:span text:style-name="T325"/></text:p>
        </text:list-item>
        <text:list-item>
          <text:p text:style-name="P11">Setup github repo to store my 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7">
        <text:list-item>
          <text:p text:style-name="P12">NA<text:span text:style-name="T325"/></text:p>
        </text:list-item>
      </text:list>
      <text:p text:style-name="P2"><text:span text:style-name="T325"/></text:p>
      <text:p text:style-name="P2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text:span text:style-name="T325"/></text:p>
      <text:p text:style-name="P2"><text:span text:style-name="T325"/></text:p>
      <text:p text:style-name="P2">Entry 5 3/11/23<text:span text:style-name="T325"/></text:p>
      <text:p text:style-name="P2"><text:span text:style-name="T325"/></text:p>
      <text:p text:style-name="P2">Aim: I planned on making my pseudocode and algorithm flowchart<text:span text:style-name="T325"/></text:p>
      <text:p text:style-name="P2"><text:span text:style-name="T325"/></text:p>
      <text:p text:style-name="P2">Work complete:<text:span text:style-name="T325"/></text:p>
      <text:list text:style-name="WWNum8">
        <text:list-item>
          <text:p text:style-name="P13">Pseudocode<text:span text:style-name="T325"/></text:p>
        </text:list-item>
        <text:list-item>
          <text:p text:style-name="P13">Algorithm flow chart<text:span text:style-name="T325"/></text:p>
        </text:list-item>
        <text:list-item>
          <text:p text:style-name="P13">Updated gannt chart<text:span text:style-name="T325"/></text:p>
        </text:list-item>
        <text:list-item>
          <text:p text:style-name="P13">Updated IPO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9">
        <text:list-item>
          <text:p text:style-name="P14">NA<text:span text:style-name="T325"/></text:p>
        </text:list-item>
      </text:list>
      <text:p text:style-name="P2"><text:span text:style-name="T325"/></text:p>
      <text:p text:style-name="P2">Issues: Once again I do not like Microsoft Visio and I’m not 100% sure how I will tell opencv which face to blur<text:span text:style-name="T325"/></text:p>
      <text:p text:style-name="P2"><text:span text:style-name="T325"/></text:p>
      <text:p text:style-name="P2">Entry 6 4/11/23<text:span text:style-name="T325"/></text:p>
      <text:p text:style-name="P2"><text:span text:style-name="T325"/></text:p>
      <text:p text:style-name="P2">Aim: I plan on completing the remaining work for my assessment<text:span text:style-name="T325"/></text:p>
      <text:p text:style-name="P2"><text:span text:style-name="T325"/></text:p>
      <text:p text:style-name="P2">Work complete:<text:span text:style-name="T325"/></text:p>
      <text:list text:style-name="WWNum10">
        <text:list-item>
          <text:p text:style-name="P15">Selection of software environment<text:span text:style-name="T325"/></text:p>
        </text:list-item>
        <text:list-item>
          <text:p text:style-name="P15">Identification of appropriate hardware<text:span text:style-name="T325"/></text:p>
        </text:list-item>
        <text:list-item>
          <text:p text:style-name="P15">Defining files<text:span text:style-name="T325"/></text:p>
        </text:list-item>
        <text:list-item>
          <text:p text:style-name="P15">Refined system flow chart<text:span text:style-name="T325"/></text:p>
        </text:list-item>
        <text:list-item>
          <text:p text:style-name="P15">Refined data dictionary<text:span text:style-name="T325"/></text:p>
        </text:list-item>
        <text:list-item>
          <text:p text:style-name="P15">Identification of potential subroutines<text:span text:style-name="T325"/></text:p>
        </text:list-item>
        <text:list-item>
          <text:p text:style-name="P15">Identification of appropriate test data<text:span text:style-name="T325"/></text:p>
        </text:list-item>
        <text:list-item>
          <text:p text:style-name="P15">Planed enabling of user feedback and update system<text:span text:style-name="T325"/></text:p>
        </text:list-item>
        <text:list-item>
          <text:p text:style-name="P15">Reconsideration of social and ethical issues<text:span text:style-name="T325"/></text:p>
        </text:list-item>
        <text:list-item>
          <text:p text:style-name="P15">More communication with others<text:span text:style-name="T325"/></text:p>
        </text:list-item>
        <text:list-item>
          <text:p text:style-name="P15">Management of project using tools<text:span text:style-name="T325"/></text:p>
        </text:list-item>
        <text:list-item>
          <text:p text:style-name="P15">Compiling all work into single document ready for submission<text:span text:style-name="T325"/></text:p>
        </text:list-item>
      </text:list>
      <text:p text:style-name="P2"><text:span text:style-name="T325"/></text:p>
      <text:p text:style-name="P2">Work to be continued<text:span text:style-name="T325"/></text:p>
      <text:list text:style-name="WWNum11">
        <text:list-item>
          <text:p text:style-name="P16"><text:soft-page-break/>NA, first assessment completed<text:span text:style-name="T325"/></text:p>
        </text:list-item>
      </text:list>
      <text:p text:style-name="P2"><text:span text:style-name="T325"/></text:p>
      <text:p text:style-name="P3">Issues: I encountered no major issues today, the libraries and language I am using have no clear minimum hardware requirements, so I had to work them out myself.</text:p>
      <text:p text:style-name="P2"><text:span text:style-name="T325"/></text:p>
      <text:p text:style-name="P2">Entry 7 21/11/23<text:span text:style-name="T325"/></text:p>
      <text:p text:style-name="P2"><text:span text:style-name="T325"/></text:p>
      <text:p text:style-name="P2">Aim: Create prototype to include in assessment<text:span text:style-name="T325"/></text:p>
      <text:p text:style-name="P2"><text:span text:style-name="T325"/></text:p>
      <text:p text:style-name="P2">Work completed:<text:span text:style-name="T325"/></text:p>
      <text:p text:style-name="P2"><text:span text:style-name="T325"/></text:p>
      <text:list text:style-name="WWNum12">
        <text:list-item>
          <text:p text:style-name="P17">The prototype is largely done; however, it doesn’t search sub directories. This will be fixed in the final version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continue-numbering="true" text:style-name="WWNum12">
        <text:list-item>
          <text:p text:style-name="P17">Na<text:span text:style-name="T325"/></text:p>
        </text:list-item>
      </text:list>
      <text:p text:style-name="P2"><text:span text:style-name="T325"/></text:p>
      <text:p text:style-name="P2">Issues: See above<text:span text:style-name="T325"/></text:p>
      <text:p text:style-name="P2"><text:span text:style-name="T325"/></text:p>
      <text:p text:style-name="P2">Entry 8 23/11/2023<text:span text:style-name="T325"/></text:p>
      <text:p text:style-name="P2"><text:span text:style-name="T325"/></text:p>
      <text:p text:style-name="P2">Aim: to fix minor issues in my portfolio, particularly improve the UI mock-up<text:span text:style-name="T325"/></text:p>
      <text:p text:style-name="P2"><text:span text:style-name="T325"/></text:p>
      <text:p text:style-name="P2">Work completed:<text:span text:style-name="T325"/></text:p>
      <text:list text:continue-numbering="true" text:style-name="WWNum12">
        <text:list-item>
          <text:p text:style-name="P17">Improved UI mock-up<text:span text:style-name="T325"/></text:p>
        </text:list-item>
        <text:list-item>
          <text:p text:style-name="P17">Improved pseudo-code<text:span text:style-name="T325"/></text:p>
        </text:list-item>
        <text:list-item>
          <text:p text:style-name="P17">Included data structure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3">
        <text:list-item>
          <text:p text:style-name="P18">Na<text:span text:style-name="T325"/></text:p>
        </text:list-item>
      </text:list>
      <text:p text:style-name="P2"><text:span text:style-name="T325"/></text:p>
      <text:p text:style-name="P2">Issues: Due to communication from the head teacher, I realised that I had missed the section of data structures.<text:span text:style-name="T325"/></text:p>
      <text:p text:style-name="P2"><text:span text:style-name="T325"/></text:p>
      <text:p text:style-name="P2">Entry 9 4/1/2024<text:span text:style-name="T325"/></text:p>
      <text:p text:style-name="P2"><text:span text:style-name="T325"/></text:p>
      <text:p text:style-name="P2">Aim: To reorganise the the folder structure of my project<text:span text:style-name="T325"/></text:p>
      <text:p text:style-name="P2"><text:span text:style-name="T325"/></text:p>
      <text:p text:style-name="P2">Work complete:<text:span text:style-name="T325"/></text:p>
      <text:list text:style-name="WWNum14">
        <text:list-item>
          <text:p text:style-name="P19">Created python virtual environment<text:span text:style-name="T325"/></text:p>
        </text:list-item>
        <text:list-item>
          <text:p text:style-name="P19">Moved documentation into separate folder<text:span text:style-name="T325"/></text:p>
        </text:list-item>
        <text:list-item>
          <text:p text:style-name="P19">Setup modul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5">
        <text:list-item>
          <text:p text:style-name="P20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9 5/1/2024<text:span text:style-name="T325"/></text:p>
      <text:p text:style-name="P2"><text:span text:style-name="T325"/></text:p>
      <text:p text:style-name="P2">Aim: To create the GUI<text:span text:style-name="T325"/></text:p>
      <text:p text:style-name="P2"><text:span text:style-name="T325"/></text:p>
      <text:p text:style-name="P2"><text:soft-page-break/>Work complete:<text:span text:style-name="T325"/></text:p>
      <text:list text:style-name="WWNum16">
        <text:list-item>
          <text:p text:style-name="P21">The start/data input screen is working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7">
        <text:list-item>
          <text:p text:style-name="P22">Progress bar<text:span text:style-name="T325"/></text:p>
        </text:list-item>
        <text:list-item>
          <text:p text:style-name="P22">End screen<text:span text:style-name="T325"/></text:p>
        </text:list-item>
        <text:list-item>
          <text:p text:style-name="P22">Connect GUI to backend<text:span text:style-name="T325"/></text:p>
        </text:list-item>
      </text:list>
      <text:p text:style-name="P2"><text:span text:style-name="T325"/></text:p>
      <text:p text:style-name="P2">Issues: The progress bar isn’t working, it gives a X error when I try to update it from a seperate thread. I may have to change UI frameworks<text:span text:style-name="T325"/></text:p>
      <text:p text:style-name="P2"><text:span text:style-name="T325"/></text:p>
      <text:p text:style-name="P2">Entry 10 6/1/2024<text:span text:style-name="T325"/></text:p>
      <text:p text:style-name="P2"><text:span text:style-name="T325"/></text:p>
      <text:p text:style-name="P2">Aim: Get the progress bar to work<text:span text:style-name="T325"/></text:p>
      <text:p text:style-name="P2"><text:span text:style-name="T325"/></text:p>
      <text:p text:style-name="P2">Work completed:<text:span text:style-name="T325"/></text:p>
      <text:list text:style-name="WWNum18">
        <text:list-item>
          <text:p text:style-name="P23">NA<text:span text:style-name="T325"/></text:p>
        </text:list-item>
      </text:list>
      <text:p text:style-name="P2">Work to be continued:<text:span text:style-name="T325"/></text:p>
      <text:list text:style-name="WWNum19">
        <text:list-item>
          <text:p text:style-name="P24">Progress bar<text:span text:style-name="T325"/></text:p>
        </text:list-item>
      </text:list>
      <text:p text:style-name="P2"><text:span text:style-name="T325"/></text:p>
      <text:p text:style-name="P2">Issues: The progress bar still isn’t working, I may rewrite in C++<text:span text:style-name="T325"/></text:p>
      <text:p text:style-name="P2"><text:span text:style-name="T325"/></text:p>
      <text:p text:style-name="P2">Entry 11 8/1/2024<text:span text:style-name="T325"/></text:p>
      <text:p text:style-name="P2"><text:span text:style-name="T325"/></text:p>
      <text:p text:style-name="P2">Aim: Switch to a different UI frameworks<text:span text:style-name="T325"/></text:p>
      <text:p text:style-name="P2"><text:span text:style-name="T325"/></text:p>
      <text:p text:style-name="P2">Work completed:<text:span text:style-name="T325"/></text:p>
      <text:list text:style-name="WWNum20">
        <text:list-item>
          <text:p text:style-name="P25">Selected PySide6 (a python port of QT6) as my UI frame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21">
        <text:list-item>
          <text:p text:style-name="P26">Remake ui using pyside6<text:span text:style-name="T325"/></text:p>
        </text:list-item>
      </text:list>
      <text:p text:style-name="P2"><text:span text:style-name="T325"/></text:p>
      <text:p text:style-name="P2">Entry 12 12/2/2024<text:span text:style-name="T325"/></text:p>
      <text:p text:style-name="P2"><text:span text:style-name="T325"/></text:p>
      <text:p text:style-name="P2">Aim: Fix the github repository for my project<text:span text:style-name="T325"/></text:p>
      <text:p text:style-name="P2"><text:span text:style-name="T325"/></text:p>
      <text:p text:style-name="P2">Work completed:<text:span text:style-name="T325"/></text:p>
      <text:list text:style-name="WWNum22">
        <text:list-item>
          <text:p text:style-name="P27">Fixed git repo<text:span text:style-name="T325"/></text:p>
        </text:list-item>
      </text:list>
      <text:p text:style-name="P2">Work to be continued:<text:span text:style-name="T325"/></text:p>
      <text:list text:style-name="WWNum23">
        <text:list-item>
          <text:p text:style-name="P28">NA<text:span text:style-name="T325"/></text:p>
        </text:list-item>
      </text:list>
      <text:p text:style-name="P2">Issues: Because I hadn’t bothered to commit some changes the repo broke<text:span text:style-name="T325"/></text:p>
      <text:p text:style-name="P2"><text:span text:style-name="T325"/></text:p>
      <text:p text:style-name="P2">Entry 13 13/2/2024<text:span text:style-name="T325"/></text:p>
      <text:p text:style-name="P2"><text:span text:style-name="T325"/></text:p>
      <text:p text:style-name="P2">Aim: Get the ui to function with the backend<text:span text:style-name="T325"/></text:p>
      <text:p text:style-name="P2"><text:span text:style-name="T325"/></text:p>
      <text:p text:style-name="P2">Work completed:<text:span text:style-name="T325"/></text:p>
      <text:list text:style-name="WWNum24">
        <text:list-item>
          <text:p text:style-name="P29">Got main ui elements working<text:span text:style-name="T325"/></text:p>
        </text:list-item>
      </text:list>
      <text:p text:style-name="P2">Work to be continued:<text:span text:style-name="T325"/></text:p>
      <text:list text:style-name="WWNum25">
        <text:list-item>
          <text:p text:style-name="P30">Get progress bar working<text:span text:style-name="T325"/></text:p>
        </text:list-item>
        <text:list-item>
          <text:p text:style-name="P30">Implement input checking<text:span text:style-name="T325"/></text:p>
        </text:list-item>
        <text:list-item>
          <text:p text:style-name="P30">Stop ui from freezing when image processing is run<text:span text:style-name="T325"/></text:p>
        </text:list-item>
      </text:list>
      <text:p text:style-name="P2"><text:soft-page-break/>Issues: I had some issues getting the frontend and backend components to work<text:span text:style-name="T325"/></text:p>
      <text:p text:style-name="P2"><text:span text:style-name="T325"/></text:p>
      <text:p text:style-name="P2">Entry 14 17/2/2024<text:span text:style-name="T325"/></text:p>
      <text:p text:style-name="P2"><text:span text:style-name="T325"/></text:p>
      <text:p text:style-name="P2">Aim: Setup separate backend and frontend threads to fix multiple issues<text:span text:style-name="T325"/></text:p>
      <text:p text:style-name="P2"><text:span text:style-name="T325"/></text:p>
      <text:p text:style-name="P2">Work complete:<text:span text:style-name="T325"/></text:p>
      <text:list text:style-name="WWNum26">
        <text:list-item>
          <text:p text:style-name="P31">Setup multiple threads so the frontend ui doesn’t freeze when backend is run<text:span text:style-name="T325"/></text:p>
        </text:list-item>
        <text:list-item>
          <text:p text:style-name="P31">Implemented progress bar<text:span text:style-name="T325"/></text:p>
        </text:list-item>
        <text:list-item>
          <text:p text:style-name="P31">Implemented some input checking<text:span text:style-name="T325"/></text:p>
        </text:list-item>
      </text:list>
      <text:p text:style-name="P2">Work to be continued:<text:span text:style-name="T325"/></text:p>
      <text:list text:style-name="WWNum27">
        <text:list-item>
          <text:p text:style-name="P32">NA<text:span text:style-name="T325"/></text:p>
        </text:list-item>
      </text:list>
      <text:p text:style-name="P2">Issues: I had some trouble getting the program to be thread safe which was caused by my use of global variables<text:span text:style-name="T325"/></text:p>
      <text:p text:style-name="P2"><text:span text:style-name="T325"/></text:p>
      <text:p text:style-name="P2">Entry 15 20/2/2024<text:span text:style-name="T325"/></text:p>
      <text:p text:style-name="P2"><text:span text:style-name="T325"/></text:p>
      <text:p text:style-name="P2">Aim: Update the documentation<text:span text:style-name="T325"/></text:p>
      <text:p text:style-name="P2"><text:span text:style-name="T325"/></text:p>
      <text:p text:style-name="P2">Work completed:<text:span text:style-name="T325"/></text:p>
      <text:list text:style-name="WWNum28">
        <text:list-item>
          <text:p text:style-name="P33">Updated algorithm flow charts<text:span text:style-name="T325"/></text:p>
        </text:list-item>
        <text:list-item>
          <text:p text:style-name="P33">Updated gannt chart<text:span text:style-name="T325"/></text:p>
        </text:list-item>
        <text:list-item>
          <text:p text:style-name="P33">Updated system flow charts<text:span text:style-name="T325"/></text:p>
        </text:list-item>
      </text:list>
      <text:p text:style-name="P2">Work to be continued:<text:span text:style-name="T325"/></text:p>
      <text:list text:style-name="WWNum29">
        <text:list-item>
          <text:p text:style-name="P34">Continue updating documentation<text:span text:style-name="T325"/></text:p>
        </text:list-item>
      </text:list>
      <text:p text:style-name="P2"><text:span text:style-name="T325"/></text:p>
      <text:p text:style-name="P2"><text:span text:style-name="T325"/></text:p>
      <text:p text:style-name="P2">Entry 16 29/2/2024<text:span text:style-name="T325"/></text:p>
      <text:p text:style-name="P2"><text:span text:style-name="T325"/></text:p>
      <text:p text:style-name="P2">Aim: Finish updating psudocode<text:span text:style-name="T325"/></text:p>
      <text:p text:style-name="P2"><text:span text:style-name="T325"/></text:p>
      <text:p text:style-name="P2">Work completed:<text:span text:style-name="T325"/></text:p>
      <text:list text:style-name="WWNum33">
        <text:list-item>
          <text:p text:style-name="P35">NA<text:span text:style-name="T325"/></text:p>
        </text:list-item>
      </text:list>
      <text:p text:style-name="P2">Work to be continued:<text:span text:style-name="T325"/></text:p>
      <text:list text:style-name="WWNum34">
        <text:list-item>
          <text:p text:style-name="P36">Updating psudocode<text:span text:style-name="T325"/></text:p>
        </text:list-item>
      </text:list>
      <text:p text:style-name="P2">Issues: Normal txt files don’t support underlining<text:span text:style-name="T325"/></text:p>
      <text:p text:style-name="P2"><text:span text:style-name="T325"/></text:p>
      <text:p text:style-name="P2">Entry 17 5/3/2024<text:span text:style-name="T325"/></text:p>
      <text:p text:style-name="P2"><text:span text:style-name="T325"/></text:p>
      <text:p text:style-name="P2">Aim: Starting on the slide show<text:span text:style-name="T325"/></text:p>
      <text:p text:style-name="P2"><text:span text:style-name="T325"/></text:p>
      <text:p text:style-name="P2">Work completed:<text:span text:style-name="T325"/></text:p>
      <text:list text:style-name="WWNum35">
        <text:list-item>
          <text:p text:style-name="P37">Started on presentation<text:span text:style-name="T325"/></text:p>
        </text:list-item>
        <text:list-item>
          <text:p text:style-name="P37">Started updating data dictionary<text:span text:style-name="T325"/></text:p>
        </text:list-item>
      </text:list>
      <text:p text:style-name="P2">Work to be continued:<text:span text:style-name="T325"/></text:p>
      <text:list text:style-name="WWNum36">
        <text:list-item>
          <text:p text:style-name="P38">Presentation<text:span text:style-name="T325"/></text:p>
        </text:list-item>
        <text:list-item>
          <text:p text:style-name="P38">Updating data dictionary</text:p>
        </text:list-item>
      </text:list>
      <text:p text:style-name="P2"><text:span text:style-name="T325"/></text:p>
      <text:p text:style-name="P4">Entry 18 12/3/24</text:p>
      <text:p text:style-name="P4"/>
      <text:p text:style-name="P4">Aim: Continue working on my presentation</text:p>
      <text:p text:style-name="P4"/>
      <text:p text:style-name="P4"><text:soft-page-break/>Work complete:</text:p>
      <text:list text:style-name="L1">
        <text:list-item>
          <text:p text:style-name="P39">NA</text:p>
        </text:list-item>
      </text:list>
      <text:p text:style-name="P4">Work to be continued:</text:p>
      <text:list text:style-name="L2">
        <text:list-item>
          <text:p text:style-name="P40">Presentation</text:p>
        </text:list-item>
      </text:list>
      <text:p text:style-name="P41"><text:s/></text:p>
      <text:p text:style-name="P42">Entry 19 16/3/24 – 17/3/24</text:p>
      <text:p text:style-name="P42"/>
      <text:p text:style-name="P42">Aim: Update documentation and ensure code is functional</text:p>
      <text:p text:style-name="P42"/>
      <text:p text:style-name="P42">Work complete:</text:p>
      <text:list text:style-name="L3">
        <text:list-item>
          <text:p text:style-name="P43">updated algorithm flow charts</text:p>
        </text:list-item>
        <text:list-item>
          <text:p text:style-name="P43">updated data dictionary</text:p>
        </text:list-item>
        <text:list-item>
          <text:p text:style-name="P43">updated pseudo-code</text:p>
        </text:list-item>
        <text:list-item>
          <text:p text:style-name="P43">re-implemented multi-threading</text:p>
        </text:list-item>
        <text:list-item>
          <text:p text:style-name="P43">make user manual</text:p>
        </text:list-item>
      </text:list>
      <text:p text:style-name="P42">Work to be continued:</text:p>
      <text:list text:style-name="L4">
        <text:list-item>
          <text:p text:style-name="P44">Minor refinement of documentation</text:p>
        </text:list-item>
      </text:list>
      <text:p text:style-name="P42">Issues: I had to re-implement the multi-threading system in my application due to issues with the way the threads were running. This caused me to have to update some of my documentation. As a result the program is significantly more stable.</text:p>
      <text:p text:style-name="P42"/>
      <text:p text:style-name="P42">Entry 20 19/3/2024</text:p>
      <text:p text:style-name="P42"/>
      <text:p text:style-name="P42">Aim: Finish documentation and presentation</text:p>
      <text:p text:style-name="P42"/>
      <text:p text:style-name="P42">Work completed:</text:p>
      <text:list text:style-name="L5">
        <text:list-item>
          <text:p text:style-name="P45">Presentation</text:p>
        </text:list-item>
      </text:list>
      <text:p text:style-name="P42">Work to be continued:</text:p>
      <text:list text:style-name="L6">
        <text:list-item>
          <text:p text:style-name="P46">There are still some organisational changes I want to make to my documentation and files.</text:p>
        </text:list-item>
      </text:list>
      <text:p text:style-name="P42"/>
      <text:p text:style-name="P42">Issues: The marking criteria is extremely vague and only says “clarity of presentation”. This implies that I could make a clear presentation about what ever I want and still get full marks. Furthermore out of the three examples only one has a powerpoint presentatio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Liberation Serif" fo:font-family="'Liberation Serif'" fo:font-size="12pt" fo:letter-spacing="normal" fo:language="en" fo:country="AU" fo:font-style="normal" style:text-underline-style="none" fo:font-weight="normal" style:font-name-complex="Liberation Serif" style:font-family-complex="'Liberation Serif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WW_5f_CharLFO1LVL1" style:display-name="WW_CharLFO1LVL1" style:family="text">
      <style:text-properties style:font-name="OpenSymbol1" fo:font-family="OpenSymbol" style:font-name-complex="OpenSymbol1" style:font-family-complex="OpenSymbol"/>
    </style:style>
    <style:style style:name="WW_5f_CharLFO1LVL2" style:display-name="WW_CharLFO1LVL2" style:family="text">
      <style:text-properties style:font-name="OpenSymbol1" fo:font-family="OpenSymbol" style:font-name-complex="OpenSymbol1" style:font-family-complex="OpenSymbol"/>
    </style:style>
    <style:style style:name="WW_5f_CharLFO1LVL3" style:display-name="WW_CharLFO1LVL3" style:family="text">
      <style:text-properties style:font-name="OpenSymbol1" fo:font-family="OpenSymbol" style:font-name-complex="OpenSymbol1" style:font-family-complex="OpenSymbol"/>
    </style:style>
    <style:style style:name="WW_5f_CharLFO1LVL4" style:display-name="WW_CharLFO1LVL4" style:family="text">
      <style:text-properties style:font-name="OpenSymbol1" fo:font-family="OpenSymbol" style:font-name-complex="OpenSymbol1" style:font-family-complex="OpenSymbol"/>
    </style:style>
    <style:style style:name="WW_5f_CharLFO1LVL5" style:display-name="WW_CharLFO1LVL5" style:family="text">
      <style:text-properties style:font-name="OpenSymbol1" fo:font-family="OpenSymbol" style:font-name-complex="OpenSymbol1" style:font-family-complex="OpenSymbol"/>
    </style:style>
    <style:style style:name="WW_5f_CharLFO1LVL6" style:display-name="WW_CharLFO1LVL6" style:family="text">
      <style:text-properties style:font-name="OpenSymbol1" fo:font-family="OpenSymbol" style:font-name-complex="OpenSymbol1" style:font-family-complex="OpenSymbol"/>
    </style:style>
    <style:style style:name="WW_5f_CharLFO1LVL7" style:display-name="WW_CharLFO1LVL7" style:family="text">
      <style:text-properties style:font-name="OpenSymbol1" fo:font-family="OpenSymbol" style:font-name-complex="OpenSymbol1" style:font-family-complex="OpenSymbol"/>
    </style:style>
    <style:style style:name="WW_5f_CharLFO1LVL8" style:display-name="WW_CharLFO1LVL8" style:family="text">
      <style:text-properties style:font-name="OpenSymbol1" fo:font-family="OpenSymbol" style:font-name-complex="OpenSymbol1" style:font-family-complex="OpenSymbol"/>
    </style:style>
    <style:style style:name="WW_5f_CharLFO1LVL9" style:display-name="WW_CharLFO1LVL9" style:family="text">
      <style:text-properties style:font-name="OpenSymbol1" fo:font-family="OpenSymbol" style:font-name-complex="OpenSymbol1" style:font-family-complex="OpenSymbol"/>
    </style:style>
    <style:style style:name="WW_5f_CharLFO2LVL1" style:display-name="WW_CharLFO2LVL1" style:family="text">
      <style:text-properties style:font-name="OpenSymbol1" fo:font-family="OpenSymbol" style:font-name-complex="OpenSymbol1" style:font-family-complex="OpenSymbol"/>
    </style:style>
    <style:style style:name="WW_5f_CharLFO2LVL2" style:display-name="WW_CharLFO2LVL2" style:family="text">
      <style:text-properties style:font-name="OpenSymbol1" fo:font-family="OpenSymbol" style:font-name-complex="OpenSymbol1" style:font-family-complex="OpenSymbol"/>
    </style:style>
    <style:style style:name="WW_5f_CharLFO2LVL3" style:display-name="WW_CharLFO2LVL3" style:family="text">
      <style:text-properties style:font-name="OpenSymbol1" fo:font-family="OpenSymbol" style:font-name-complex="OpenSymbol1" style:font-family-complex="OpenSymbol"/>
    </style:style>
    <style:style style:name="WW_5f_CharLFO2LVL4" style:display-name="WW_CharLFO2LVL4" style:family="text">
      <style:text-properties style:font-name="OpenSymbol1" fo:font-family="OpenSymbol" style:font-name-complex="OpenSymbol1" style:font-family-complex="OpenSymbol"/>
    </style:style>
    <style:style style:name="WW_5f_CharLFO2LVL5" style:display-name="WW_CharLFO2LVL5" style:family="text">
      <style:text-properties style:font-name="OpenSymbol1" fo:font-family="OpenSymbol" style:font-name-complex="OpenSymbol1" style:font-family-complex="OpenSymbol"/>
    </style:style>
    <style:style style:name="WW_5f_CharLFO2LVL6" style:display-name="WW_CharLFO2LVL6" style:family="text">
      <style:text-properties style:font-name="OpenSymbol1" fo:font-family="OpenSymbol" style:font-name-complex="OpenSymbol1" style:font-family-complex="OpenSymbol"/>
    </style:style>
    <style:style style:name="WW_5f_CharLFO2LVL7" style:display-name="WW_CharLFO2LVL7" style:family="text">
      <style:text-properties style:font-name="OpenSymbol1" fo:font-family="OpenSymbol" style:font-name-complex="OpenSymbol1" style:font-family-complex="OpenSymbol"/>
    </style:style>
    <style:style style:name="WW_5f_CharLFO2LVL8" style:display-name="WW_CharLFO2LVL8" style:family="text">
      <style:text-properties style:font-name="OpenSymbol1" fo:font-family="OpenSymbol" style:font-name-complex="OpenSymbol1" style:font-family-complex="OpenSymbol"/>
    </style:style>
    <style:style style:name="WW_5f_CharLFO2LVL9" style:display-name="WW_CharLFO2LVL9" style:family="text">
      <style:text-properties style:font-name="OpenSymbol1" fo:font-family="OpenSymbol" style:font-name-complex="OpenSymbol1" style:font-family-complex="OpenSymbol"/>
    </style:style>
    <style:style style:name="WW_5f_CharLFO3LVL1" style:display-name="WW_CharLFO3LVL1" style:family="text">
      <style:text-properties style:font-name="OpenSymbol1" fo:font-family="OpenSymbol" style:font-name-complex="OpenSymbol1" style:font-family-complex="OpenSymbol"/>
    </style:style>
    <style:style style:name="WW_5f_CharLFO3LVL2" style:display-name="WW_CharLFO3LVL2" style:family="text">
      <style:text-properties style:font-name="OpenSymbol1" fo:font-family="OpenSymbol" style:font-name-complex="OpenSymbol1" style:font-family-complex="OpenSymbol"/>
    </style:style>
    <style:style style:name="WW_5f_CharLFO3LVL3" style:display-name="WW_CharLFO3LVL3" style:family="text">
      <style:text-properties style:font-name="OpenSymbol1" fo:font-family="OpenSymbol" style:font-name-complex="OpenSymbol1" style:font-family-complex="OpenSymbol"/>
    </style:style>
    <style:style style:name="WW_5f_CharLFO3LVL4" style:display-name="WW_CharLFO3LVL4" style:family="text">
      <style:text-properties style:font-name="OpenSymbol1" fo:font-family="OpenSymbol" style:font-name-complex="OpenSymbol1" style:font-family-complex="OpenSymbol"/>
    </style:style>
    <style:style style:name="WW_5f_CharLFO3LVL5" style:display-name="WW_CharLFO3LVL5" style:family="text">
      <style:text-properties style:font-name="OpenSymbol1" fo:font-family="OpenSymbol" style:font-name-complex="OpenSymbol1" style:font-family-complex="OpenSymbol"/>
    </style:style>
    <style:style style:name="WW_5f_CharLFO3LVL6" style:display-name="WW_CharLFO3LVL6" style:family="text">
      <style:text-properties style:font-name="OpenSymbol1" fo:font-family="OpenSymbol" style:font-name-complex="OpenSymbol1" style:font-family-complex="OpenSymbol"/>
    </style:style>
    <style:style style:name="WW_5f_CharLFO3LVL7" style:display-name="WW_CharLFO3LVL7" style:family="text">
      <style:text-properties style:font-name="OpenSymbol1" fo:font-family="OpenSymbol" style:font-name-complex="OpenSymbol1" style:font-family-complex="OpenSymbol"/>
    </style:style>
    <style:style style:name="WW_5f_CharLFO3LVL8" style:display-name="WW_CharLFO3LVL8" style:family="text">
      <style:text-properties style:font-name="OpenSymbol1" fo:font-family="OpenSymbol" style:font-name-complex="OpenSymbol1" style:font-family-complex="OpenSymbol"/>
    </style:style>
    <style:style style:name="WW_5f_CharLFO3LVL9" style:display-name="WW_CharLFO3LVL9" style:family="text">
      <style:text-properties style:font-name="OpenSymbol1" fo:font-family="OpenSymbol" style:font-name-complex="OpenSymbol1" style:font-family-complex="OpenSymbol"/>
    </style:style>
    <style:style style:name="WW_5f_CharLFO4LVL1" style:display-name="WW_CharLFO4LVL1" style:family="text">
      <style:text-properties style:font-name="OpenSymbol1" fo:font-family="OpenSymbol" style:font-name-complex="OpenSymbol1" style:font-family-complex="OpenSymbol"/>
    </style:style>
    <style:style style:name="WW_5f_CharLFO4LVL2" style:display-name="WW_CharLFO4LVL2" style:family="text">
      <style:text-properties style:font-name="OpenSymbol1" fo:font-family="OpenSymbol" style:font-name-complex="OpenSymbol1" style:font-family-complex="OpenSymbol"/>
    </style:style>
    <style:style style:name="WW_5f_CharLFO4LVL3" style:display-name="WW_CharLFO4LVL3" style:family="text">
      <style:text-properties style:font-name="OpenSymbol1" fo:font-family="OpenSymbol" style:font-name-complex="OpenSymbol1" style:font-family-complex="OpenSymbol"/>
    </style:style>
    <style:style style:name="WW_5f_CharLFO4LVL4" style:display-name="WW_CharLFO4LVL4" style:family="text">
      <style:text-properties style:font-name="OpenSymbol1" fo:font-family="OpenSymbol" style:font-name-complex="OpenSymbol1" style:font-family-complex="OpenSymbol"/>
    </style:style>
    <style:style style:name="WW_5f_CharLFO4LVL5" style:display-name="WW_CharLFO4LVL5" style:family="text">
      <style:text-properties style:font-name="OpenSymbol1" fo:font-family="OpenSymbol" style:font-name-complex="OpenSymbol1" style:font-family-complex="OpenSymbol"/>
    </style:style>
    <style:style style:name="WW_5f_CharLFO4LVL6" style:display-name="WW_CharLFO4LVL6" style:family="text">
      <style:text-properties style:font-name="OpenSymbol1" fo:font-family="OpenSymbol" style:font-name-complex="OpenSymbol1" style:font-family-complex="OpenSymbol"/>
    </style:style>
    <style:style style:name="WW_5f_CharLFO4LVL7" style:display-name="WW_CharLFO4LVL7" style:family="text">
      <style:text-properties style:font-name="OpenSymbol1" fo:font-family="OpenSymbol" style:font-name-complex="OpenSymbol1" style:font-family-complex="OpenSymbol"/>
    </style:style>
    <style:style style:name="WW_5f_CharLFO4LVL8" style:display-name="WW_CharLFO4LVL8" style:family="text">
      <style:text-properties style:font-name="OpenSymbol1" fo:font-family="OpenSymbol" style:font-name-complex="OpenSymbol1" style:font-family-complex="OpenSymbol"/>
    </style:style>
    <style:style style:name="WW_5f_CharLFO4LVL9" style:display-name="WW_CharLFO4LVL9" style:family="text">
      <style:text-properties style:font-name="OpenSymbol1" fo:font-family="OpenSymbol" style:font-name-complex="OpenSymbol1" style:font-family-complex="OpenSymbol"/>
    </style:style>
    <style:style style:name="WW_5f_CharLFO5LVL1" style:display-name="WW_CharLFO5LVL1" style:family="text">
      <style:text-properties style:font-name="OpenSymbol1" fo:font-family="OpenSymbol" style:font-name-complex="OpenSymbol1" style:font-family-complex="OpenSymbol"/>
    </style:style>
    <style:style style:name="WW_5f_CharLFO5LVL2" style:display-name="WW_CharLFO5LVL2" style:family="text">
      <style:text-properties style:font-name="OpenSymbol1" fo:font-family="OpenSymbol" style:font-name-complex="OpenSymbol1" style:font-family-complex="OpenSymbol"/>
    </style:style>
    <style:style style:name="WW_5f_CharLFO5LVL3" style:display-name="WW_CharLFO5LVL3" style:family="text">
      <style:text-properties style:font-name="OpenSymbol1" fo:font-family="OpenSymbol" style:font-name-complex="OpenSymbol1" style:font-family-complex="OpenSymbol"/>
    </style:style>
    <style:style style:name="WW_5f_CharLFO5LVL4" style:display-name="WW_CharLFO5LVL4" style:family="text">
      <style:text-properties style:font-name="OpenSymbol1" fo:font-family="OpenSymbol" style:font-name-complex="OpenSymbol1" style:font-family-complex="OpenSymbol"/>
    </style:style>
    <style:style style:name="WW_5f_CharLFO5LVL5" style:display-name="WW_CharLFO5LVL5" style:family="text">
      <style:text-properties style:font-name="OpenSymbol1" fo:font-family="OpenSymbol" style:font-name-complex="OpenSymbol1" style:font-family-complex="OpenSymbol"/>
    </style:style>
    <style:style style:name="WW_5f_CharLFO5LVL6" style:display-name="WW_CharLFO5LVL6" style:family="text">
      <style:text-properties style:font-name="OpenSymbol1" fo:font-family="OpenSymbol" style:font-name-complex="OpenSymbol1" style:font-family-complex="OpenSymbol"/>
    </style:style>
    <style:style style:name="WW_5f_CharLFO5LVL7" style:display-name="WW_CharLFO5LVL7" style:family="text">
      <style:text-properties style:font-name="OpenSymbol1" fo:font-family="OpenSymbol" style:font-name-complex="OpenSymbol1" style:font-family-complex="OpenSymbol"/>
    </style:style>
    <style:style style:name="WW_5f_CharLFO5LVL8" style:display-name="WW_CharLFO5LVL8" style:family="text">
      <style:text-properties style:font-name="OpenSymbol1" fo:font-family="OpenSymbol" style:font-name-complex="OpenSymbol1" style:font-family-complex="OpenSymbol"/>
    </style:style>
    <style:style style:name="WW_5f_CharLFO5LVL9" style:display-name="WW_CharLFO5LVL9" style:family="text">
      <style:text-properties style:font-name="OpenSymbol1" fo:font-family="OpenSymbol" style:font-name-complex="OpenSymbol1" style:font-family-complex="OpenSymbol"/>
    </style:style>
    <style:style style:name="WW_5f_CharLFO6LVL1" style:display-name="WW_CharLFO6LVL1" style:family="text">
      <style:text-properties style:font-name="OpenSymbol1" fo:font-family="OpenSymbol" style:font-name-complex="OpenSymbol1" style:font-family-complex="OpenSymbol"/>
    </style:style>
    <style:style style:name="WW_5f_CharLFO6LVL2" style:display-name="WW_CharLFO6LVL2" style:family="text">
      <style:text-properties style:font-name="OpenSymbol1" fo:font-family="OpenSymbol" style:font-name-complex="OpenSymbol1" style:font-family-complex="OpenSymbol"/>
    </style:style>
    <style:style style:name="WW_5f_CharLFO6LVL3" style:display-name="WW_CharLFO6LVL3" style:family="text">
      <style:text-properties style:font-name="OpenSymbol1" fo:font-family="OpenSymbol" style:font-name-complex="OpenSymbol1" style:font-family-complex="OpenSymbol"/>
    </style:style>
    <style:style style:name="WW_5f_CharLFO6LVL4" style:display-name="WW_CharLFO6LVL4" style:family="text">
      <style:text-properties style:font-name="OpenSymbol1" fo:font-family="OpenSymbol" style:font-name-complex="OpenSymbol1" style:font-family-complex="OpenSymbol"/>
    </style:style>
    <style:style style:name="WW_5f_CharLFO6LVL5" style:display-name="WW_CharLFO6LVL5" style:family="text">
      <style:text-properties style:font-name="OpenSymbol1" fo:font-family="OpenSymbol" style:font-name-complex="OpenSymbol1" style:font-family-complex="OpenSymbol"/>
    </style:style>
    <style:style style:name="WW_5f_CharLFO6LVL6" style:display-name="WW_CharLFO6LVL6" style:family="text">
      <style:text-properties style:font-name="OpenSymbol1" fo:font-family="OpenSymbol" style:font-name-complex="OpenSymbol1" style:font-family-complex="OpenSymbol"/>
    </style:style>
    <style:style style:name="WW_5f_CharLFO6LVL7" style:display-name="WW_CharLFO6LVL7" style:family="text">
      <style:text-properties style:font-name="OpenSymbol1" fo:font-family="OpenSymbol" style:font-name-complex="OpenSymbol1" style:font-family-complex="OpenSymbol"/>
    </style:style>
    <style:style style:name="WW_5f_CharLFO6LVL8" style:display-name="WW_CharLFO6LVL8" style:family="text">
      <style:text-properties style:font-name="OpenSymbol1" fo:font-family="OpenSymbol" style:font-name-complex="OpenSymbol1" style:font-family-complex="OpenSymbol"/>
    </style:style>
    <style:style style:name="WW_5f_CharLFO6LVL9" style:display-name="WW_CharLFO6LVL9" style:family="text">
      <style:text-properties style:font-name="OpenSymbol1" fo:font-family="OpenSymbol" style:font-name-complex="OpenSymbol1" style:font-family-complex="OpenSymbol"/>
    </style:style>
    <style:style style:name="WW_5f_CharLFO7LVL1" style:display-name="WW_CharLFO7LVL1" style:family="text">
      <style:text-properties style:font-name="OpenSymbol1" fo:font-family="OpenSymbol" style:font-name-complex="OpenSymbol1" style:font-family-complex="OpenSymbol"/>
    </style:style>
    <style:style style:name="WW_5f_CharLFO7LVL2" style:display-name="WW_CharLFO7LVL2" style:family="text">
      <style:text-properties style:font-name="OpenSymbol1" fo:font-family="OpenSymbol" style:font-name-complex="OpenSymbol1" style:font-family-complex="OpenSymbol"/>
    </style:style>
    <style:style style:name="WW_5f_CharLFO7LVL3" style:display-name="WW_CharLFO7LVL3" style:family="text">
      <style:text-properties style:font-name="OpenSymbol1" fo:font-family="OpenSymbol" style:font-name-complex="OpenSymbol1" style:font-family-complex="OpenSymbol"/>
    </style:style>
    <style:style style:name="WW_5f_CharLFO7LVL4" style:display-name="WW_CharLFO7LVL4" style:family="text">
      <style:text-properties style:font-name="OpenSymbol1" fo:font-family="OpenSymbol" style:font-name-complex="OpenSymbol1" style:font-family-complex="OpenSymbol"/>
    </style:style>
    <style:style style:name="WW_5f_CharLFO7LVL5" style:display-name="WW_CharLFO7LVL5" style:family="text">
      <style:text-properties style:font-name="OpenSymbol1" fo:font-family="OpenSymbol" style:font-name-complex="OpenSymbol1" style:font-family-complex="OpenSymbol"/>
    </style:style>
    <style:style style:name="WW_5f_CharLFO7LVL6" style:display-name="WW_CharLFO7LVL6" style:family="text">
      <style:text-properties style:font-name="OpenSymbol1" fo:font-family="OpenSymbol" style:font-name-complex="OpenSymbol1" style:font-family-complex="OpenSymbol"/>
    </style:style>
    <style:style style:name="WW_5f_CharLFO7LVL7" style:display-name="WW_CharLFO7LVL7" style:family="text">
      <style:text-properties style:font-name="OpenSymbol1" fo:font-family="OpenSymbol" style:font-name-complex="OpenSymbol1" style:font-family-complex="OpenSymbol"/>
    </style:style>
    <style:style style:name="WW_5f_CharLFO7LVL8" style:display-name="WW_CharLFO7LVL8" style:family="text">
      <style:text-properties style:font-name="OpenSymbol1" fo:font-family="OpenSymbol" style:font-name-complex="OpenSymbol1" style:font-family-complex="OpenSymbol"/>
    </style:style>
    <style:style style:name="WW_5f_CharLFO7LVL9" style:display-name="WW_CharLFO7LVL9" style:family="text">
      <style:text-properties style:font-name="OpenSymbol1" fo:font-family="OpenSymbol" style:font-name-complex="OpenSymbol1" style:font-family-complex="OpenSymbol"/>
    </style:style>
    <style:style style:name="WW_5f_CharLFO8LVL1" style:display-name="WW_CharLFO8LVL1" style:family="text">
      <style:text-properties style:font-name="OpenSymbol1" fo:font-family="OpenSymbol" style:font-name-complex="OpenSymbol1" style:font-family-complex="OpenSymbol"/>
    </style:style>
    <style:style style:name="WW_5f_CharLFO8LVL2" style:display-name="WW_CharLFO8LVL2" style:family="text">
      <style:text-properties style:font-name="OpenSymbol1" fo:font-family="OpenSymbol" style:font-name-complex="OpenSymbol1" style:font-family-complex="OpenSymbol"/>
    </style:style>
    <style:style style:name="WW_5f_CharLFO8LVL3" style:display-name="WW_CharLFO8LVL3" style:family="text">
      <style:text-properties style:font-name="OpenSymbol1" fo:font-family="OpenSymbol" style:font-name-complex="OpenSymbol1" style:font-family-complex="OpenSymbol"/>
    </style:style>
    <style:style style:name="WW_5f_CharLFO8LVL4" style:display-name="WW_CharLFO8LVL4" style:family="text">
      <style:text-properties style:font-name="OpenSymbol1" fo:font-family="OpenSymbol" style:font-name-complex="OpenSymbol1" style:font-family-complex="OpenSymbol"/>
    </style:style>
    <style:style style:name="WW_5f_CharLFO8LVL5" style:display-name="WW_CharLFO8LVL5" style:family="text">
      <style:text-properties style:font-name="OpenSymbol1" fo:font-family="OpenSymbol" style:font-name-complex="OpenSymbol1" style:font-family-complex="OpenSymbol"/>
    </style:style>
    <style:style style:name="WW_5f_CharLFO8LVL6" style:display-name="WW_CharLFO8LVL6" style:family="text">
      <style:text-properties style:font-name="OpenSymbol1" fo:font-family="OpenSymbol" style:font-name-complex="OpenSymbol1" style:font-family-complex="OpenSymbol"/>
    </style:style>
    <style:style style:name="WW_5f_CharLFO8LVL7" style:display-name="WW_CharLFO8LVL7" style:family="text">
      <style:text-properties style:font-name="OpenSymbol1" fo:font-family="OpenSymbol" style:font-name-complex="OpenSymbol1" style:font-family-complex="OpenSymbol"/>
    </style:style>
    <style:style style:name="WW_5f_CharLFO8LVL8" style:display-name="WW_CharLFO8LVL8" style:family="text">
      <style:text-properties style:font-name="OpenSymbol1" fo:font-family="OpenSymbol" style:font-name-complex="OpenSymbol1" style:font-family-complex="OpenSymbol"/>
    </style:style>
    <style:style style:name="WW_5f_CharLFO8LVL9" style:display-name="WW_CharLFO8LVL9" style:family="text">
      <style:text-properties style:font-name="OpenSymbol1" fo:font-family="OpenSymbol" style:font-name-complex="OpenSymbol1" style:font-family-complex="OpenSymbol"/>
    </style:style>
    <style:style style:name="WW_5f_CharLFO9LVL1" style:display-name="WW_CharLFO9LVL1" style:family="text">
      <style:text-properties style:font-name="OpenSymbol1" fo:font-family="OpenSymbol" style:font-name-complex="OpenSymbol1" style:font-family-complex="OpenSymbol"/>
    </style:style>
    <style:style style:name="WW_5f_CharLFO9LVL2" style:display-name="WW_CharLFO9LVL2" style:family="text">
      <style:text-properties style:font-name="OpenSymbol1" fo:font-family="OpenSymbol" style:font-name-complex="OpenSymbol1" style:font-family-complex="OpenSymbol"/>
    </style:style>
    <style:style style:name="WW_5f_CharLFO9LVL3" style:display-name="WW_CharLFO9LVL3" style:family="text">
      <style:text-properties style:font-name="OpenSymbol1" fo:font-family="OpenSymbol" style:font-name-complex="OpenSymbol1" style:font-family-complex="OpenSymbol"/>
    </style:style>
    <style:style style:name="WW_5f_CharLFO9LVL4" style:display-name="WW_CharLFO9LVL4" style:family="text">
      <style:text-properties style:font-name="OpenSymbol1" fo:font-family="OpenSymbol" style:font-name-complex="OpenSymbol1" style:font-family-complex="OpenSymbol"/>
    </style:style>
    <style:style style:name="WW_5f_CharLFO9LVL5" style:display-name="WW_CharLFO9LVL5" style:family="text">
      <style:text-properties style:font-name="OpenSymbol1" fo:font-family="OpenSymbol" style:font-name-complex="OpenSymbol1" style:font-family-complex="OpenSymbol"/>
    </style:style>
    <style:style style:name="WW_5f_CharLFO9LVL6" style:display-name="WW_CharLFO9LVL6" style:family="text">
      <style:text-properties style:font-name="OpenSymbol1" fo:font-family="OpenSymbol" style:font-name-complex="OpenSymbol1" style:font-family-complex="OpenSymbol"/>
    </style:style>
    <style:style style:name="WW_5f_CharLFO9LVL7" style:display-name="WW_CharLFO9LVL7" style:family="text">
      <style:text-properties style:font-name="OpenSymbol1" fo:font-family="OpenSymbol" style:font-name-complex="OpenSymbol1" style:font-family-complex="OpenSymbol"/>
    </style:style>
    <style:style style:name="WW_5f_CharLFO9LVL8" style:display-name="WW_CharLFO9LVL8" style:family="text">
      <style:text-properties style:font-name="OpenSymbol1" fo:font-family="OpenSymbol" style:font-name-complex="OpenSymbol1" style:font-family-complex="OpenSymbol"/>
    </style:style>
    <style:style style:name="WW_5f_CharLFO9LVL9" style:display-name="WW_CharLFO9LVL9" style:family="text">
      <style:text-properties style:font-name="OpenSymbol1" fo:font-family="OpenSymbol" style:font-name-complex="OpenSymbol1" style:font-family-complex="OpenSymbol"/>
    </style:style>
    <style:style style:name="WW_5f_CharLFO10LVL1" style:display-name="WW_CharLFO10LVL1" style:family="text">
      <style:text-properties style:font-name="OpenSymbol1" fo:font-family="OpenSymbol" style:font-name-complex="OpenSymbol1" style:font-family-complex="OpenSymbol"/>
    </style:style>
    <style:style style:name="WW_5f_CharLFO10LVL2" style:display-name="WW_CharLFO10LVL2" style:family="text">
      <style:text-properties style:font-name="OpenSymbol1" fo:font-family="OpenSymbol" style:font-name-complex="OpenSymbol1" style:font-family-complex="OpenSymbol"/>
    </style:style>
    <style:style style:name="WW_5f_CharLFO10LVL3" style:display-name="WW_CharLFO10LVL3" style:family="text">
      <style:text-properties style:font-name="OpenSymbol1" fo:font-family="OpenSymbol" style:font-name-complex="OpenSymbol1" style:font-family-complex="OpenSymbol"/>
    </style:style>
    <style:style style:name="WW_5f_CharLFO10LVL4" style:display-name="WW_CharLFO10LVL4" style:family="text">
      <style:text-properties style:font-name="OpenSymbol1" fo:font-family="OpenSymbol" style:font-name-complex="OpenSymbol1" style:font-family-complex="OpenSymbol"/>
    </style:style>
    <style:style style:name="WW_5f_CharLFO10LVL5" style:display-name="WW_CharLFO10LVL5" style:family="text">
      <style:text-properties style:font-name="OpenSymbol1" fo:font-family="OpenSymbol" style:font-name-complex="OpenSymbol1" style:font-family-complex="OpenSymbol"/>
    </style:style>
    <style:style style:name="WW_5f_CharLFO10LVL6" style:display-name="WW_CharLFO10LVL6" style:family="text">
      <style:text-properties style:font-name="OpenSymbol1" fo:font-family="OpenSymbol" style:font-name-complex="OpenSymbol1" style:font-family-complex="OpenSymbol"/>
    </style:style>
    <style:style style:name="WW_5f_CharLFO10LVL7" style:display-name="WW_CharLFO10LVL7" style:family="text">
      <style:text-properties style:font-name="OpenSymbol1" fo:font-family="OpenSymbol" style:font-name-complex="OpenSymbol1" style:font-family-complex="OpenSymbol"/>
    </style:style>
    <style:style style:name="WW_5f_CharLFO10LVL8" style:display-name="WW_CharLFO10LVL8" style:family="text">
      <style:text-properties style:font-name="OpenSymbol1" fo:font-family="OpenSymbol" style:font-name-complex="OpenSymbol1" style:font-family-complex="OpenSymbol"/>
    </style:style>
    <style:style style:name="WW_5f_CharLFO10LVL9" style:display-name="WW_CharLFO10LVL9" style:family="text">
      <style:text-properties style:font-name="OpenSymbol1" fo:font-family="OpenSymbol" style:font-name-complex="OpenSymbol1" style:font-family-complex="OpenSymbol"/>
    </style:style>
    <style:style style:name="WW_5f_CharLFO11LVL1" style:display-name="WW_CharLFO11LVL1" style:family="text">
      <style:text-properties style:font-name="OpenSymbol1" fo:font-family="OpenSymbol" style:font-name-complex="OpenSymbol1" style:font-family-complex="OpenSymbol"/>
    </style:style>
    <style:style style:name="WW_5f_CharLFO11LVL2" style:display-name="WW_CharLFO11LVL2" style:family="text">
      <style:text-properties style:font-name="OpenSymbol1" fo:font-family="OpenSymbol" style:font-name-complex="OpenSymbol1" style:font-family-complex="OpenSymbol"/>
    </style:style>
    <style:style style:name="WW_5f_CharLFO11LVL3" style:display-name="WW_CharLFO11LVL3" style:family="text">
      <style:text-properties style:font-name="OpenSymbol1" fo:font-family="OpenSymbol" style:font-name-complex="OpenSymbol1" style:font-family-complex="OpenSymbol"/>
    </style:style>
    <style:style style:name="WW_5f_CharLFO11LVL4" style:display-name="WW_CharLFO11LVL4" style:family="text">
      <style:text-properties style:font-name="OpenSymbol1" fo:font-family="OpenSymbol" style:font-name-complex="OpenSymbol1" style:font-family-complex="OpenSymbol"/>
    </style:style>
    <style:style style:name="WW_5f_CharLFO11LVL5" style:display-name="WW_CharLFO11LVL5" style:family="text">
      <style:text-properties style:font-name="OpenSymbol1" fo:font-family="OpenSymbol" style:font-name-complex="OpenSymbol1" style:font-family-complex="OpenSymbol"/>
    </style:style>
    <style:style style:name="WW_5f_CharLFO11LVL6" style:display-name="WW_CharLFO11LVL6" style:family="text">
      <style:text-properties style:font-name="OpenSymbol1" fo:font-family="OpenSymbol" style:font-name-complex="OpenSymbol1" style:font-family-complex="OpenSymbol"/>
    </style:style>
    <style:style style:name="WW_5f_CharLFO11LVL7" style:display-name="WW_CharLFO11LVL7" style:family="text">
      <style:text-properties style:font-name="OpenSymbol1" fo:font-family="OpenSymbol" style:font-name-complex="OpenSymbol1" style:font-family-complex="OpenSymbol"/>
    </style:style>
    <style:style style:name="WW_5f_CharLFO11LVL8" style:display-name="WW_CharLFO11LVL8" style:family="text">
      <style:text-properties style:font-name="OpenSymbol1" fo:font-family="OpenSymbol" style:font-name-complex="OpenSymbol1" style:font-family-complex="OpenSymbol"/>
    </style:style>
    <style:style style:name="WW_5f_CharLFO11LVL9" style:display-name="WW_CharLFO11LVL9" style:family="text">
      <style:text-properties style:font-name="OpenSymbol1" fo:font-family="OpenSymbol" style:font-name-complex="OpenSymbol1" style:font-family-complex="OpenSymbol"/>
    </style:style>
    <style:style style:name="WW_5f_CharLFO12LVL1" style:display-name="WW_CharLFO12LVL1" style:family="text">
      <style:text-properties style:font-name="Symbol" fo:font-family="Symbol" style:font-name-complex="Symbol" style:font-family-complex="Symbol"/>
    </style:style>
    <style:style style:name="WW_5f_CharLFO12LVL2" style:display-name="WW_CharLFO12LVL2" style:family="text">
      <style:text-properties style:font-name="Courier New" fo:font-family="'Courier New'" style:font-name-complex="Courier New" style:font-family-complex="'Courier New'"/>
    </style:style>
    <style:style style:name="WW_5f_CharLFO12LVL3" style:display-name="WW_CharLFO12LVL3" style:family="text">
      <style:text-properties style:font-name="Wingdings" fo:font-family="Wingdings" style:font-name-complex="Wingdings" style:font-family-complex="Wingdings"/>
    </style:style>
    <style:style style:name="WW_5f_CharLFO12LVL4" style:display-name="WW_CharLFO12LVL4" style:family="text">
      <style:text-properties style:font-name="Symbol" fo:font-family="Symbol" style:font-name-complex="Symbol" style:font-family-complex="Symbol"/>
    </style:style>
    <style:style style:name="WW_5f_CharLFO12LVL5" style:display-name="WW_CharLFO12LVL5" style:family="text">
      <style:text-properties style:font-name="Courier New" fo:font-family="'Courier New'" style:font-name-complex="Courier New" style:font-family-complex="'Courier New'"/>
    </style:style>
    <style:style style:name="WW_5f_CharLFO12LVL6" style:display-name="WW_CharLFO12LVL6" style:family="text">
      <style:text-properties style:font-name="Wingdings" fo:font-family="Wingdings" style:font-name-complex="Wingdings" style:font-family-complex="Wingdings"/>
    </style:style>
    <style:style style:name="WW_5f_CharLFO12LVL7" style:display-name="WW_CharLFO12LVL7" style:family="text">
      <style:text-properties style:font-name="Symbol" fo:font-family="Symbol" style:font-name-complex="Symbol" style:font-family-complex="Symbol"/>
    </style:style>
    <style:style style:name="WW_5f_CharLFO12LVL8" style:display-name="WW_CharLFO12LVL8" style:family="text">
      <style:text-properties style:font-name="Courier New" fo:font-family="'Courier New'" style:font-name-complex="Courier New" style:font-family-complex="'Courier New'"/>
    </style:style>
    <style:style style:name="WW_5f_CharLFO12LVL9" style:display-name="WW_CharLFO12LVL9" style:family="text">
      <style:text-properties style:font-name="Wingdings" fo:font-family="Wingdings" style:font-name-complex="Wingdings" style:font-family-complex="Wingdings"/>
    </style:style>
    <style:style style:name="WW_5f_CharLFO13LVL1" style:display-name="WW_CharLFO13LVL1" style:family="text">
      <style:text-properties style:font-name="Symbol" fo:font-family="Symbol" style:font-name-complex="Symbol" style:font-family-complex="Symbol"/>
    </style:style>
    <style:style style:name="WW_5f_CharLFO13LVL2" style:display-name="WW_CharLFO13LVL2" style:family="text">
      <style:text-properties style:font-name="Courier New" fo:font-family="'Courier New'" style:font-name-complex="Courier New" style:font-family-complex="'Courier New'"/>
    </style:style>
    <style:style style:name="WW_5f_CharLFO13LVL3" style:display-name="WW_CharLFO13LVL3" style:family="text">
      <style:text-properties style:font-name="Wingdings" fo:font-family="Wingdings" style:font-name-complex="Wingdings" style:font-family-complex="Wingdings"/>
    </style:style>
    <style:style style:name="WW_5f_CharLFO13LVL4" style:display-name="WW_CharLFO13LVL4" style:family="text">
      <style:text-properties style:font-name="Symbol" fo:font-family="Symbol" style:font-name-complex="Symbol" style:font-family-complex="Symbol"/>
    </style:style>
    <style:style style:name="WW_5f_CharLFO13LVL5" style:display-name="WW_CharLFO13LVL5" style:family="text">
      <style:text-properties style:font-name="Courier New" fo:font-family="'Courier New'" style:font-name-complex="Courier New" style:font-family-complex="'Courier New'"/>
    </style:style>
    <style:style style:name="WW_5f_CharLFO13LVL6" style:display-name="WW_CharLFO13LVL6" style:family="text">
      <style:text-properties style:font-name="Wingdings" fo:font-family="Wingdings" style:font-name-complex="Wingdings" style:font-family-complex="Wingdings"/>
    </style:style>
    <style:style style:name="WW_5f_CharLFO13LVL7" style:display-name="WW_CharLFO13LVL7" style:family="text">
      <style:text-properties style:font-name="Symbol" fo:font-family="Symbol" style:font-name-complex="Symbol" style:font-family-complex="Symbol"/>
    </style:style>
    <style:style style:name="WW_5f_CharLFO13LVL8" style:display-name="WW_CharLFO13LVL8" style:family="text">
      <style:text-properties style:font-name="Courier New" fo:font-family="'Courier New'" style:font-name-complex="Courier New" style:font-family-complex="'Courier New'"/>
    </style:style>
    <style:style style:name="WW_5f_CharLFO13LVL9" style:display-name="WW_CharLFO13LVL9" style:family="text">
      <style:text-properties style:font-name="Wingdings" fo:font-family="Wingdings" style:font-name-complex="Wingdings" style:font-family-complex="Wingdings"/>
    </style:style>
    <style:style style:name="T1" style:family="text">
      <style:text-properties style:font-name="OpenSymbol1" fo:font-family="OpenSymbol" style:font-name-complex="OpenSymbol1" style:font-family-complex="OpenSymbol"/>
    </style:style>
    <style:style style:name="T2" style:family="text">
      <style:text-properties style:font-name="OpenSymbol1" fo:font-family="OpenSymbol" style:font-name-complex="OpenSymbol1" style:font-family-complex="OpenSymbol"/>
    </style:style>
    <style:style style:name="T3" style:family="text">
      <style:text-properties style:font-name="OpenSymbol1" fo:font-family="OpenSymbol" style:font-name-complex="OpenSymbol1" style:font-family-complex="OpenSymbol"/>
    </style:style>
    <style:style style:name="T4" style:family="text">
      <style:text-properties style:font-name="OpenSymbol1" fo:font-family="OpenSymbol" style:font-name-complex="OpenSymbol1" style:font-family-complex="OpenSymbol"/>
    </style:style>
    <style:style style:name="T5" style:family="text">
      <style:text-properties style:font-name="OpenSymbol1" fo:font-family="OpenSymbol" style:font-name-complex="OpenSymbol1" style:font-family-complex="OpenSymbol"/>
    </style:style>
    <style:style style:name="T6" style:family="text">
      <style:text-properties style:font-name="OpenSymbol1" fo:font-family="OpenSymbol" style:font-name-complex="OpenSymbol1" style:font-family-complex="OpenSymbol"/>
    </style:style>
    <style:style style:name="T7" style:family="text">
      <style:text-properties style:font-name="OpenSymbol1" fo:font-family="OpenSymbol" style:font-name-complex="OpenSymbol1" style:font-family-complex="OpenSymbol"/>
    </style:style>
    <style:style style:name="T8" style:family="text">
      <style:text-properties style:font-name="OpenSymbol1" fo:font-family="OpenSymbol" style:font-name-complex="OpenSymbol1" style:font-family-complex="OpenSymbol"/>
    </style:style>
    <style:style style:name="T9" style:family="text">
      <style:text-properties style:font-name="OpenSymbol1" fo:font-family="OpenSymbol" style:font-name-complex="OpenSymbol1" style:font-family-complex="OpenSymbol"/>
    </style:style>
    <style:style style:name="T10" style:family="text">
      <style:text-properties style:font-name="OpenSymbol1" fo:font-family="OpenSymbol" style:font-name-complex="OpenSymbol1" style:font-family-complex="OpenSymbol"/>
    </style:style>
    <style:style style:name="T11" style:family="text">
      <style:text-properties style:font-name="OpenSymbol1" fo:font-family="OpenSymbol" style:font-name-complex="OpenSymbol1" style:font-family-complex="OpenSymbol"/>
    </style:style>
    <style:style style:name="T12" style:family="text">
      <style:text-properties style:font-name="OpenSymbol1" fo:font-family="OpenSymbol" style:font-name-complex="OpenSymbol1" style:font-family-complex="OpenSymbol"/>
    </style:style>
    <style:style style:name="T13" style:family="text">
      <style:text-properties style:font-name="OpenSymbol1" fo:font-family="OpenSymbol" style:font-name-complex="OpenSymbol1" style:font-family-complex="OpenSymbol"/>
    </style:style>
    <style:style style:name="T14" style:family="text">
      <style:text-properties style:font-name="OpenSymbol1" fo:font-family="OpenSymbol" style:font-name-complex="OpenSymbol1" style:font-family-complex="OpenSymbol"/>
    </style:style>
    <style:style style:name="T15" style:family="text">
      <style:text-properties style:font-name="OpenSymbol1" fo:font-family="OpenSymbol" style:font-name-complex="OpenSymbol1" style:font-family-complex="OpenSymbol"/>
    </style:style>
    <style:style style:name="T16" style:family="text">
      <style:text-properties style:font-name="OpenSymbol1" fo:font-family="OpenSymbol" style:font-name-complex="OpenSymbol1" style:font-family-complex="OpenSymbol"/>
    </style:style>
    <style:style style:name="T17" style:family="text">
      <style:text-properties style:font-name="OpenSymbol1" fo:font-family="OpenSymbol" style:font-name-complex="OpenSymbol1" style:font-family-complex="OpenSymbol"/>
    </style:style>
    <style:style style:name="T18" style:family="text">
      <style:text-properties style:font-name="OpenSymbol1" fo:font-family="OpenSymbol" style:font-name-complex="OpenSymbol1" style:font-family-complex="OpenSymbol"/>
    </style:style>
    <style:style style:name="T19" style:family="text">
      <style:text-properties style:font-name="OpenSymbol1" fo:font-family="OpenSymbol" style:font-name-complex="OpenSymbol1" style:font-family-complex="OpenSymbol"/>
    </style:style>
    <style:style style:name="T20" style:family="text">
      <style:text-properties style:font-name="OpenSymbol1" fo:font-family="OpenSymbol" style:font-name-complex="OpenSymbol1" style:font-family-complex="OpenSymbol"/>
    </style:style>
    <style:style style:name="T21" style:family="text">
      <style:text-properties style:font-name="OpenSymbol1" fo:font-family="OpenSymbol" style:font-name-complex="OpenSymbol1" style:font-family-complex="OpenSymbol"/>
    </style:style>
    <style:style style:name="T22" style:family="text">
      <style:text-properties style:font-name="OpenSymbol1" fo:font-family="OpenSymbol" style:font-name-complex="OpenSymbol1" style:font-family-complex="OpenSymbol"/>
    </style:style>
    <style:style style:name="T23" style:family="text">
      <style:text-properties style:font-name="OpenSymbol1" fo:font-family="OpenSymbol" style:font-name-complex="OpenSymbol1" style:font-family-complex="OpenSymbol"/>
    </style:style>
    <style:style style:name="T24" style:family="text">
      <style:text-properties style:font-name="OpenSymbol1" fo:font-family="OpenSymbol" style:font-name-complex="OpenSymbol1" style:font-family-complex="OpenSymbol"/>
    </style:style>
    <style:style style:name="T25" style:family="text">
      <style:text-properties style:font-name="OpenSymbol1" fo:font-family="OpenSymbol" style:font-name-complex="OpenSymbol1" style:font-family-complex="OpenSymbol"/>
    </style:style>
    <style:style style:name="T26" style:family="text">
      <style:text-properties style:font-name="OpenSymbol1" fo:font-family="OpenSymbol" style:font-name-complex="OpenSymbol1" style:font-family-complex="OpenSymbol"/>
    </style:style>
    <style:style style:name="T27" style:family="text">
      <style:text-properties style:font-name="OpenSymbol1" fo:font-family="OpenSymbol" style:font-name-complex="OpenSymbol1" style:font-family-complex="OpenSymbol"/>
    </style:style>
    <style:style style:name="T28" style:family="text">
      <style:text-properties style:font-name="OpenSymbol1" fo:font-family="OpenSymbol" style:font-name-complex="OpenSymbol1" style:font-family-complex="OpenSymbol"/>
    </style:style>
    <style:style style:name="T29" style:family="text">
      <style:text-properties style:font-name="OpenSymbol1" fo:font-family="OpenSymbol" style:font-name-complex="OpenSymbol1" style:font-family-complex="OpenSymbol"/>
    </style:style>
    <style:style style:name="T30" style:family="text">
      <style:text-properties style:font-name="OpenSymbol1" fo:font-family="OpenSymbol" style:font-name-complex="OpenSymbol1" style:font-family-complex="OpenSymbol"/>
    </style:style>
    <style:style style:name="T31" style:family="text">
      <style:text-properties style:font-name="OpenSymbol1" fo:font-family="OpenSymbol" style:font-name-complex="OpenSymbol1" style:font-family-complex="OpenSymbol"/>
    </style:style>
    <style:style style:name="T32" style:family="text">
      <style:text-properties style:font-name="OpenSymbol1" fo:font-family="OpenSymbol" style:font-name-complex="OpenSymbol1" style:font-family-complex="OpenSymbol"/>
    </style:style>
    <style:style style:name="T33" style:family="text">
      <style:text-properties style:font-name="OpenSymbol1" fo:font-family="OpenSymbol" style:font-name-complex="OpenSymbol1" style:font-family-complex="OpenSymbol"/>
    </style:style>
    <style:style style:name="T34" style:family="text">
      <style:text-properties style:font-name="OpenSymbol1" fo:font-family="OpenSymbol" style:font-name-complex="OpenSymbol1" style:font-family-complex="OpenSymbol"/>
    </style:style>
    <style:style style:name="T35" style:family="text">
      <style:text-properties style:font-name="OpenSymbol1" fo:font-family="OpenSymbol" style:font-name-complex="OpenSymbol1" style:font-family-complex="OpenSymbol"/>
    </style:style>
    <style:style style:name="T36" style:family="text">
      <style:text-properties style:font-name="OpenSymbol1" fo:font-family="OpenSymbol" style:font-name-complex="OpenSymbol1" style:font-family-complex="OpenSymbol"/>
    </style:style>
    <style:style style:name="T37" style:family="text">
      <style:text-properties style:font-name="OpenSymbol1" fo:font-family="OpenSymbol" style:font-name-complex="OpenSymbol1" style:font-family-complex="OpenSymbol"/>
    </style:style>
    <style:style style:name="T38" style:family="text">
      <style:text-properties style:font-name="OpenSymbol1" fo:font-family="OpenSymbol" style:font-name-complex="OpenSymbol1" style:font-family-complex="OpenSymbol"/>
    </style:style>
    <style:style style:name="T39" style:family="text">
      <style:text-properties style:font-name="OpenSymbol1" fo:font-family="OpenSymbol" style:font-name-complex="OpenSymbol1" style:font-family-complex="OpenSymbol"/>
    </style:style>
    <style:style style:name="T40" style:family="text">
      <style:text-properties style:font-name="OpenSymbol1" fo:font-family="OpenSymbol" style:font-name-complex="OpenSymbol1" style:font-family-complex="OpenSymbol"/>
    </style:style>
    <style:style style:name="T41" style:family="text">
      <style:text-properties style:font-name="OpenSymbol1" fo:font-family="OpenSymbol" style:font-name-complex="OpenSymbol1" style:font-family-complex="OpenSymbol"/>
    </style:style>
    <style:style style:name="T42" style:family="text">
      <style:text-properties style:font-name="OpenSymbol1" fo:font-family="OpenSymbol" style:font-name-complex="OpenSymbol1" style:font-family-complex="OpenSymbol"/>
    </style:style>
    <style:style style:name="T43" style:family="text">
      <style:text-properties style:font-name="OpenSymbol1" fo:font-family="OpenSymbol" style:font-name-complex="OpenSymbol1" style:font-family-complex="OpenSymbol"/>
    </style:style>
    <style:style style:name="T44" style:family="text">
      <style:text-properties style:font-name="OpenSymbol1" fo:font-family="OpenSymbol" style:font-name-complex="OpenSymbol1" style:font-family-complex="OpenSymbol"/>
    </style:style>
    <style:style style:name="T45" style:family="text">
      <style:text-properties style:font-name="OpenSymbol1" fo:font-family="OpenSymbol" style:font-name-complex="OpenSymbol1" style:font-family-complex="OpenSymbol"/>
    </style:style>
    <style:style style:name="T46" style:family="text">
      <style:text-properties style:font-name="OpenSymbol1" fo:font-family="OpenSymbol" style:font-name-complex="OpenSymbol1" style:font-family-complex="OpenSymbol"/>
    </style:style>
    <style:style style:name="T47" style:family="text">
      <style:text-properties style:font-name="OpenSymbol1" fo:font-family="OpenSymbol" style:font-name-complex="OpenSymbol1" style:font-family-complex="OpenSymbol"/>
    </style:style>
    <style:style style:name="T48" style:family="text">
      <style:text-properties style:font-name="OpenSymbol1" fo:font-family="OpenSymbol" style:font-name-complex="OpenSymbol1" style:font-family-complex="OpenSymbol"/>
    </style:style>
    <style:style style:name="T49" style:family="text">
      <style:text-properties style:font-name="OpenSymbol1" fo:font-family="OpenSymbol" style:font-name-complex="OpenSymbol1" style:font-family-complex="OpenSymbol"/>
    </style:style>
    <style:style style:name="T50" style:family="text">
      <style:text-properties style:font-name="OpenSymbol1" fo:font-family="OpenSymbol" style:font-name-complex="OpenSymbol1" style:font-family-complex="OpenSymbol"/>
    </style:style>
    <style:style style:name="T51" style:family="text">
      <style:text-properties style:font-name="OpenSymbol1" fo:font-family="OpenSymbol" style:font-name-complex="OpenSymbol1" style:font-family-complex="OpenSymbol"/>
    </style:style>
    <style:style style:name="T52" style:family="text">
      <style:text-properties style:font-name="OpenSymbol1" fo:font-family="OpenSymbol" style:font-name-complex="OpenSymbol1" style:font-family-complex="OpenSymbol"/>
    </style:style>
    <style:style style:name="T53" style:family="text">
      <style:text-properties style:font-name="OpenSymbol1" fo:font-family="OpenSymbol" style:font-name-complex="OpenSymbol1" style:font-family-complex="OpenSymbol"/>
    </style:style>
    <style:style style:name="T54" style:family="text">
      <style:text-properties style:font-name="OpenSymbol1" fo:font-family="OpenSymbol" style:font-name-complex="OpenSymbol1" style:font-family-complex="OpenSymbol"/>
    </style:style>
    <style:style style:name="T55" style:family="text">
      <style:text-properties style:font-name="OpenSymbol1" fo:font-family="OpenSymbol" style:font-name-complex="OpenSymbol1" style:font-family-complex="OpenSymbol"/>
    </style:style>
    <style:style style:name="T56" style:family="text">
      <style:text-properties style:font-name="OpenSymbol1" fo:font-family="OpenSymbol" style:font-name-complex="OpenSymbol1" style:font-family-complex="OpenSymbol"/>
    </style:style>
    <style:style style:name="T57" style:family="text">
      <style:text-properties style:font-name="OpenSymbol1" fo:font-family="OpenSymbol" style:font-name-complex="OpenSymbol1" style:font-family-complex="OpenSymbol"/>
    </style:style>
    <style:style style:name="T58" style:family="text">
      <style:text-properties style:font-name="OpenSymbol1" fo:font-family="OpenSymbol" style:font-name-complex="OpenSymbol1" style:font-family-complex="OpenSymbol"/>
    </style:style>
    <style:style style:name="T59" style:family="text">
      <style:text-properties style:font-name="OpenSymbol1" fo:font-family="OpenSymbol" style:font-name-complex="OpenSymbol1" style:font-family-complex="OpenSymbol"/>
    </style:style>
    <style:style style:name="T60" style:family="text">
      <style:text-properties style:font-name="OpenSymbol1" fo:font-family="OpenSymbol" style:font-name-complex="OpenSymbol1" style:font-family-complex="OpenSymbol"/>
    </style:style>
    <style:style style:name="T61" style:family="text">
      <style:text-properties style:font-name="OpenSymbol1" fo:font-family="OpenSymbol" style:font-name-complex="OpenSymbol1" style:font-family-complex="OpenSymbol"/>
    </style:style>
    <style:style style:name="T62" style:family="text">
      <style:text-properties style:font-name="OpenSymbol1" fo:font-family="OpenSymbol" style:font-name-complex="OpenSymbol1" style:font-family-complex="OpenSymbol"/>
    </style:style>
    <style:style style:name="T63" style:family="text">
      <style:text-properties style:font-name="OpenSymbol1" fo:font-family="OpenSymbol" style:font-name-complex="OpenSymbol1" style:font-family-complex="OpenSymbol"/>
    </style:style>
    <style:style style:name="T64" style:family="text">
      <style:text-properties style:font-name="OpenSymbol1" fo:font-family="OpenSymbol" style:font-name-complex="OpenSymbol1" style:font-family-complex="OpenSymbol"/>
    </style:style>
    <style:style style:name="T65" style:family="text">
      <style:text-properties style:font-name="OpenSymbol1" fo:font-family="OpenSymbol" style:font-name-complex="OpenSymbol1" style:font-family-complex="OpenSymbol"/>
    </style:style>
    <style:style style:name="T66" style:family="text">
      <style:text-properties style:font-name="OpenSymbol1" fo:font-family="OpenSymbol" style:font-name-complex="OpenSymbol1" style:font-family-complex="OpenSymbol"/>
    </style:style>
    <style:style style:name="T67" style:family="text">
      <style:text-properties style:font-name="OpenSymbol1" fo:font-family="OpenSymbol" style:font-name-complex="OpenSymbol1" style:font-family-complex="OpenSymbol"/>
    </style:style>
    <style:style style:name="T68" style:family="text">
      <style:text-properties style:font-name="OpenSymbol1" fo:font-family="OpenSymbol" style:font-name-complex="OpenSymbol1" style:font-family-complex="OpenSymbol"/>
    </style:style>
    <style:style style:name="T69" style:family="text">
      <style:text-properties style:font-name="OpenSymbol1" fo:font-family="OpenSymbol" style:font-name-complex="OpenSymbol1" style:font-family-complex="OpenSymbol"/>
    </style:style>
    <style:style style:name="T70" style:family="text">
      <style:text-properties style:font-name="OpenSymbol1" fo:font-family="OpenSymbol" style:font-name-complex="OpenSymbol1" style:font-family-complex="OpenSymbol"/>
    </style:style>
    <style:style style:name="T71" style:family="text">
      <style:text-properties style:font-name="OpenSymbol1" fo:font-family="OpenSymbol" style:font-name-complex="OpenSymbol1" style:font-family-complex="OpenSymbol"/>
    </style:style>
    <style:style style:name="T72" style:family="text">
      <style:text-properties style:font-name="OpenSymbol1" fo:font-family="OpenSymbol" style:font-name-complex="OpenSymbol1" style:font-family-complex="OpenSymbol"/>
    </style:style>
    <style:style style:name="T73" style:family="text">
      <style:text-properties style:font-name="OpenSymbol1" fo:font-family="OpenSymbol" style:font-name-complex="OpenSymbol1" style:font-family-complex="OpenSymbol"/>
    </style:style>
    <style:style style:name="T74" style:family="text">
      <style:text-properties style:font-name="OpenSymbol1" fo:font-family="OpenSymbol" style:font-name-complex="OpenSymbol1" style:font-family-complex="OpenSymbol"/>
    </style:style>
    <style:style style:name="T75" style:family="text">
      <style:text-properties style:font-name="OpenSymbol1" fo:font-family="OpenSymbol" style:font-name-complex="OpenSymbol1" style:font-family-complex="OpenSymbol"/>
    </style:style>
    <style:style style:name="T76" style:family="text">
      <style:text-properties style:font-name="OpenSymbol1" fo:font-family="OpenSymbol" style:font-name-complex="OpenSymbol1" style:font-family-complex="OpenSymbol"/>
    </style:style>
    <style:style style:name="T77" style:family="text">
      <style:text-properties style:font-name="OpenSymbol1" fo:font-family="OpenSymbol" style:font-name-complex="OpenSymbol1" style:font-family-complex="OpenSymbol"/>
    </style:style>
    <style:style style:name="T78" style:family="text">
      <style:text-properties style:font-name="OpenSymbol1" fo:font-family="OpenSymbol" style:font-name-complex="OpenSymbol1" style:font-family-complex="OpenSymbol"/>
    </style:style>
    <style:style style:name="T79" style:family="text">
      <style:text-properties style:font-name="OpenSymbol1" fo:font-family="OpenSymbol" style:font-name-complex="OpenSymbol1" style:font-family-complex="OpenSymbol"/>
    </style:style>
    <style:style style:name="T80" style:family="text">
      <style:text-properties style:font-name="OpenSymbol1" fo:font-family="OpenSymbol" style:font-name-complex="OpenSymbol1" style:font-family-complex="OpenSymbol"/>
    </style:style>
    <style:style style:name="T81" style:family="text">
      <style:text-properties style:font-name="OpenSymbol1" fo:font-family="OpenSymbol" style:font-name-complex="OpenSymbol1" style:font-family-complex="OpenSymbol"/>
    </style:style>
    <style:style style:name="T82" style:family="text">
      <style:text-properties style:font-name="OpenSymbol1" fo:font-family="OpenSymbol" style:font-name-complex="OpenSymbol1" style:font-family-complex="OpenSymbol"/>
    </style:style>
    <style:style style:name="T83" style:family="text">
      <style:text-properties style:font-name="OpenSymbol1" fo:font-family="OpenSymbol" style:font-name-complex="OpenSymbol1" style:font-family-complex="OpenSymbol"/>
    </style:style>
    <style:style style:name="T84" style:family="text">
      <style:text-properties style:font-name="OpenSymbol1" fo:font-family="OpenSymbol" style:font-name-complex="OpenSymbol1" style:font-family-complex="OpenSymbol"/>
    </style:style>
    <style:style style:name="T85" style:family="text">
      <style:text-properties style:font-name="OpenSymbol1" fo:font-family="OpenSymbol" style:font-name-complex="OpenSymbol1" style:font-family-complex="OpenSymbol"/>
    </style:style>
    <style:style style:name="T86" style:family="text">
      <style:text-properties style:font-name="OpenSymbol1" fo:font-family="OpenSymbol" style:font-name-complex="OpenSymbol1" style:font-family-complex="OpenSymbol"/>
    </style:style>
    <style:style style:name="T87" style:family="text">
      <style:text-properties style:font-name="OpenSymbol1" fo:font-family="OpenSymbol" style:font-name-complex="OpenSymbol1" style:font-family-complex="OpenSymbol"/>
    </style:style>
    <style:style style:name="T88" style:family="text">
      <style:text-properties style:font-name="OpenSymbol1" fo:font-family="OpenSymbol" style:font-name-complex="OpenSymbol1" style:font-family-complex="OpenSymbol"/>
    </style:style>
    <style:style style:name="T89" style:family="text">
      <style:text-properties style:font-name="OpenSymbol1" fo:font-family="OpenSymbol" style:font-name-complex="OpenSymbol1" style:font-family-complex="OpenSymbol"/>
    </style:style>
    <style:style style:name="T90" style:family="text">
      <style:text-properties style:font-name="OpenSymbol1" fo:font-family="OpenSymbol" style:font-name-complex="OpenSymbol1" style:font-family-complex="OpenSymbol"/>
    </style:style>
    <style:style style:name="T91" style:family="text">
      <style:text-properties style:font-name="OpenSymbol1" fo:font-family="OpenSymbol" style:font-name-complex="OpenSymbol1" style:font-family-complex="OpenSymbol"/>
    </style:style>
    <style:style style:name="T92" style:family="text">
      <style:text-properties style:font-name="OpenSymbol1" fo:font-family="OpenSymbol" style:font-name-complex="OpenSymbol1" style:font-family-complex="OpenSymbol"/>
    </style:style>
    <style:style style:name="T93" style:family="text">
      <style:text-properties style:font-name="OpenSymbol1" fo:font-family="OpenSymbol" style:font-name-complex="OpenSymbol1" style:font-family-complex="OpenSymbol"/>
    </style:style>
    <style:style style:name="T94" style:family="text">
      <style:text-properties style:font-name="OpenSymbol1" fo:font-family="OpenSymbol" style:font-name-complex="OpenSymbol1" style:font-family-complex="OpenSymbol"/>
    </style:style>
    <style:style style:name="T95" style:family="text">
      <style:text-properties style:font-name="OpenSymbol1" fo:font-family="OpenSymbol" style:font-name-complex="OpenSymbol1" style:font-family-complex="OpenSymbol"/>
    </style:style>
    <style:style style:name="T96" style:family="text">
      <style:text-properties style:font-name="OpenSymbol1" fo:font-family="OpenSymbol" style:font-name-complex="OpenSymbol1" style:font-family-complex="OpenSymbol"/>
    </style:style>
    <style:style style:name="T97" style:family="text">
      <style:text-properties style:font-name="OpenSymbol1" fo:font-family="OpenSymbol" style:font-name-complex="OpenSymbol1" style:font-family-complex="OpenSymbol"/>
    </style:style>
    <style:style style:name="T98" style:family="text">
      <style:text-properties style:font-name="OpenSymbol1" fo:font-family="OpenSymbol" style:font-name-complex="OpenSymbol1" style:font-family-complex="OpenSymbol"/>
    </style:style>
    <style:style style:name="T99" style:family="text">
      <style:text-properties style:font-name="OpenSymbol1" fo:font-family="OpenSymbol" style:font-name-complex="OpenSymbol1" style:font-family-complex="OpenSymbol"/>
    </style:style>
    <style:style style:name="T100" style:family="text">
      <style:text-properties style:font-name="Symbol" fo:font-family="Symbol" style:font-name-complex="Symbol" style:font-family-complex="Symbol"/>
    </style:style>
    <style:style style:name="T101" style:family="text">
      <style:text-properties style:font-name="Courier New" fo:font-family="'Courier New'" style:font-name-complex="Courier New" style:font-family-complex="'Courier New'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Symbol" fo:font-family="Symbol" style:font-name-complex="Symbol" style:font-family-complex="Symbol"/>
    </style:style>
    <style:style style:name="T104" style:family="text">
      <style:text-properties style:font-name="Courier New" fo:font-family="'Courier New'" style:font-name-complex="Courier New" style:font-family-complex="'Courier New'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Symbol" fo:font-family="Symbol" style:font-name-complex="Symbol" style:font-family-complex="Symbol"/>
    </style:style>
    <style:style style:name="T107" style:family="text">
      <style:text-properties style:font-name="Courier New" fo:font-family="'Courier New'" style:font-name-complex="Courier New" style:font-family-complex="'Courier New'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Symbol" fo:font-family="Symbol" style:font-name-complex="Symbol" style:font-family-complex="Symbol"/>
    </style:style>
    <style:style style:name="T110" style:family="text">
      <style:text-properties style:font-name="Courier New" fo:font-family="'Courier New'" style:font-name-complex="Courier New" style:font-family-complex="'Courier New'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Symbol" fo:font-family="Symbol" style:font-name-complex="Symbol" style:font-family-complex="Symbol"/>
    </style:style>
    <style:style style:name="T113" style:family="text">
      <style:text-properties style:font-name="Courier New" fo:font-family="'Courier New'" style:font-name-complex="Courier New" style:font-family-complex="'Courier New'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Symbol" fo:font-family="Symbol" style:font-name-complex="Symbol" style:font-family-complex="Symbol"/>
    </style:style>
    <style:style style:name="T116" style:family="text">
      <style:text-properties style:font-name="Courier New" fo:font-family="'Courier New'" style:font-name-complex="Courier New" style:font-family-complex="'Courier New'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T253" style:family="text"/>
    <style:style style:name="T254" style:family="text"/>
    <style:style style:name="T255" style:family="text"/>
    <style:style style:name="T256" style:family="text"/>
    <style:style style:name="T257" style:family="text"/>
    <style:style style:name="T258" style:family="text"/>
    <style:style style:name="T259" style:family="text"/>
    <style:style style:name="T260" style:family="text"/>
    <style:style style:name="T261" style:family="text"/>
    <style:style style:name="T262" style:family="text"/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Symbol" fo:font-family="Symbol" style:font-name-complex="Symbol" style:font-family-complex="Symbol"/>
    </style:style>
    <style:style style:name="T272" style:family="text">
      <style:text-properties style:font-name="Courier New" fo:font-family="'Courier New'" style:font-name-complex="Courier New" style:font-family-complex="'Courier New'"/>
    </style:style>
    <style:style style:name="T273" style:family="text">
      <style:text-properties style:font-name="Wingdings" fo:font-family="Wingdings" style:font-name-complex="Wingdings" style:font-family-complex="Wingdings"/>
    </style:style>
    <style:style style:name="T274" style:family="text">
      <style:text-properties style:font-name="Symbol" fo:font-family="Symbol" style:font-name-complex="Symbol" style:font-family-complex="Symbol"/>
    </style:style>
    <style:style style:name="T275" style:family="text">
      <style:text-properties style:font-name="Courier New" fo:font-family="'Courier New'" style:font-name-complex="Courier New" style:font-family-complex="'Courier New'"/>
    </style:style>
    <style:style style:name="T276" style:family="text">
      <style:text-properties style:font-name="Wingdings" fo:font-family="Wingdings" style:font-name-complex="Wingdings" style:font-family-complex="Wingdings"/>
    </style:style>
    <style:style style:name="T277" style:family="text">
      <style:text-properties style:font-name="Symbol" fo:font-family="Symbol" style:font-name-complex="Symbol" style:font-family-complex="Symbol"/>
    </style:style>
    <style:style style:name="T278" style:family="text">
      <style:text-properties style:font-name="Courier New" fo:font-family="'Courier New'" style:font-name-complex="Courier New" style:font-family-complex="'Courier New'"/>
    </style:style>
    <style:style style:name="T279" style:family="text">
      <style:text-properties style:font-name="Wingdings" fo:font-family="Wingdings" style:font-name-complex="Wingdings" style:font-family-complex="Wingdings"/>
    </style:style>
    <style:style style:name="T280" style:family="text">
      <style:text-properties style:font-name="Symbol" fo:font-family="Symbol" style:font-name-complex="Symbol" style:font-family-complex="Symbol"/>
    </style:style>
    <style:style style:name="T281" style:family="text">
      <style:text-properties style:font-name="Courier New" fo:font-family="'Courier New'" style:font-name-complex="Courier New" style:font-family-complex="'Courier New'"/>
    </style:style>
    <style:style style:name="T282" style:family="text">
      <style:text-properties style:font-name="Wingdings" fo:font-family="Wingdings" style:font-name-complex="Wingdings" style:font-family-complex="Wingdings"/>
    </style:style>
    <style:style style:name="T283" style:family="text">
      <style:text-properties style:font-name="Symbol" fo:font-family="Symbol" style:font-name-complex="Symbol" style:font-family-complex="Symbol"/>
    </style:style>
    <style:style style:name="T284" style:family="text">
      <style:text-properties style:font-name="Courier New" fo:font-family="'Courier New'" style:font-name-complex="Courier New" style:font-family-complex="'Courier New'"/>
    </style:style>
    <style:style style:name="T285" style:family="text">
      <style:text-properties style:font-name="Wingdings" fo:font-family="Wingdings" style:font-name-complex="Wingdings" style:font-family-complex="Wingdings"/>
    </style:style>
    <style:style style:name="T286" style:family="text">
      <style:text-properties style:font-name="Symbol" fo:font-family="Symbol" style:font-name-complex="Symbol" style:font-family-complex="Symbol"/>
    </style:style>
    <style:style style:name="T287" style:family="text">
      <style:text-properties style:font-name="Courier New" fo:font-family="'Courier New'" style:font-name-complex="Courier New" style:font-family-complex="'Courier New'"/>
    </style:style>
    <style:style style:name="T288" style:family="text">
      <style:text-properties style:font-name="Wingdings" fo:font-family="Wingdings" style:font-name-complex="Wingdings" style:font-family-complex="Wingdings"/>
    </style:style>
    <style:style style:name="T289" style:family="text">
      <style:text-properties style:font-name="Symbol" fo:font-family="Symbol" style:font-name-complex="Symbol" style:font-family-complex="Symbol"/>
    </style:style>
    <style:style style:name="T290" style:family="text">
      <style:text-properties style:font-name="Courier New" fo:font-family="'Courier New'" style:font-name-complex="Courier New" style:font-family-complex="'Courier New'"/>
    </style:style>
    <style:style style:name="T291" style:family="text">
      <style:text-properties style:font-name="Wingdings" fo:font-family="Wingdings" style:font-name-complex="Wingdings" style:font-family-complex="Wingdings"/>
    </style:style>
    <style:style style:name="T292" style:family="text">
      <style:text-properties style:font-name="Symbol" fo:font-family="Symbol" style:font-name-complex="Symbol" style:font-family-complex="Symbol"/>
    </style:style>
    <style:style style:name="T293" style:family="text">
      <style:text-properties style:font-name="Courier New" fo:font-family="'Courier New'" style:font-name-complex="Courier New" style:font-family-complex="'Courier New'"/>
    </style:style>
    <style:style style:name="T294" style:family="text">
      <style:text-properties style:font-name="Wingdings" fo:font-family="Wingdings" style:font-name-complex="Wingdings" style:font-family-complex="Wingdings"/>
    </style:style>
    <style:style style:name="T295" style:family="text">
      <style:text-properties style:font-name="Symbol" fo:font-family="Symbol" style:font-name-complex="Symbol" style:font-family-complex="Symbol"/>
    </style:style>
    <style:style style:name="T296" style:family="text">
      <style:text-properties style:font-name="Courier New" fo:font-family="'Courier New'" style:font-name-complex="Courier New" style:font-family-complex="'Courier New'"/>
    </style:style>
    <style:style style:name="T297" style:family="text">
      <style:text-properties style:font-name="Wingdings" fo:font-family="Wingdings" style:font-name-complex="Wingdings" style:font-family-complex="Wingdings"/>
    </style:style>
    <style:style style:name="T298" style:family="text">
      <style:text-properties style:font-name="Symbol" fo:font-family="Symbol" style:font-name-complex="Symbol" style:font-family-complex="Symbol"/>
    </style:style>
    <style:style style:name="T299" style:family="text">
      <style:text-properties style:font-name="Courier New" fo:font-family="'Courier New'" style:font-name-complex="Courier New" style:font-family-complex="'Courier New'"/>
    </style:style>
    <style:style style:name="T300" style:family="text">
      <style:text-properties style:font-name="Wingdings" fo:font-family="Wingdings" style:font-name-complex="Wingdings" style:font-family-complex="Wingdings"/>
    </style:style>
    <style:style style:name="T301" style:family="text">
      <style:text-properties style:font-name="Symbol" fo:font-family="Symbol" style:font-name-complex="Symbol" style:font-family-complex="Symbol"/>
    </style:style>
    <style:style style:name="T302" style:family="text">
      <style:text-properties style:font-name="Courier New" fo:font-family="'Courier New'" style:font-name-complex="Courier New" style:font-family-complex="'Courier New'"/>
    </style:style>
    <style:style style:name="T303" style:family="text">
      <style:text-properties style:font-name="Wingdings" fo:font-family="Wingdings" style:font-name-complex="Wingdings" style:font-family-complex="Wingdings"/>
    </style:style>
    <style:style style:name="T304" style:family="text">
      <style:text-properties style:font-name="Symbol" fo:font-family="Symbol" style:font-name-complex="Symbol" style:font-family-complex="Symbol"/>
    </style:style>
    <style:style style:name="T305" style:family="text">
      <style:text-properties style:font-name="Courier New" fo:font-family="'Courier New'" style:font-name-complex="Courier New" style:font-family-complex="'Courier New'"/>
    </style:style>
    <style:style style:name="T306" style:family="text">
      <style:text-properties style:font-name="Wingdings" fo:font-family="Wingdings" style:font-name-complex="Wingdings" style:font-family-complex="Wingdings"/>
    </style:style>
    <style:style style:name="T30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0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0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0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0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0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0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0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0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0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0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1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1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1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1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1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1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1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1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2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2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2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2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2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2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4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4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4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5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5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5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5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5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5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5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6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6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6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6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6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6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6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7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7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7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7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7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7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7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9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9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9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9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9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9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0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0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0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0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0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0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0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1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1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1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1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1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1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T23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3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3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3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4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4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4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4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4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4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5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5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5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5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5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5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6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6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63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264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265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266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267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268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269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270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T271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72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73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74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75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76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77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78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9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T280" loext:num-list-format="%1%" text:bullet-char="·">
        <style:list-level-properties text:list-level-position-and-space-mode="label-alignment">
          <style:list-level-label-alignment text:label-followed-by="listtab" fo:text-indent="-0.25in" fo:margin-left="0.9839in"/>
        </style:list-level-properties>
        <style:text-properties style:font-name="Symbol"/>
      </text:list-level-style-bullet>
      <text:list-level-style-bullet text:level="2" text:style-name="T281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T282" loext:num-list-format="%3%" text:bullet-char="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T283" loext:num-list-format="%4%" text:bullet-char="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T284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T285" loext:num-list-format="%6%" text:bullet-char="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T286" loext:num-list-format="%7%" text:bullet-char="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T287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T288" loext:num-list-format="%9%" text:bullet-char="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T28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0" loext:num-list-format="%2%" text:bullet-char="o">
        <style:list-level-properties text:list-level-position-and-space-mode="label-alignment">
          <style:list-level-label-alignment text:label-followed-by="listtab" fo:text-indent="-0.25in" fo:margin-left="0.5075in"/>
        </style:list-level-properties>
        <style:text-properties style:font-name="Courier New"/>
      </text:list-level-style-bullet>
      <text:list-level-style-bullet text:level="3" text:style-name="T291" loext:num-list-format="%3%" text:bullet-char="§">
        <style:list-level-properties text:list-level-position-and-space-mode="label-alignment">
          <style:list-level-label-alignment text:label-followed-by="listtab" fo:text-indent="-0.25in" fo:margin-left="1.0075in"/>
        </style:list-level-properties>
        <style:text-properties style:font-name="Wingdings"/>
      </text:list-level-style-bullet>
      <text:list-level-style-bullet text:level="4" text:style-name="T292" loext:num-list-format="%4%" text:bullet-char="·">
        <style:list-level-properties text:list-level-position-and-space-mode="label-alignment">
          <style:list-level-label-alignment text:label-followed-by="listtab" fo:text-indent="-0.25in" fo:margin-left="1.5075in"/>
        </style:list-level-properties>
        <style:text-properties style:font-name="Symbol"/>
      </text:list-level-style-bullet>
      <text:list-level-style-bullet text:level="5" text:style-name="T293" loext:num-list-format="%5%" text:bullet-char="o">
        <style:list-level-properties text:list-level-position-and-space-mode="label-alignment">
          <style:list-level-label-alignment text:label-followed-by="listtab" fo:text-indent="-0.25in" fo:margin-left="2.0075in"/>
        </style:list-level-properties>
        <style:text-properties style:font-name="Courier New"/>
      </text:list-level-style-bullet>
      <text:list-level-style-bullet text:level="6" text:style-name="T294" loext:num-list-format="%6%" text:bullet-char="§">
        <style:list-level-properties text:list-level-position-and-space-mode="label-alignment">
          <style:list-level-label-alignment text:label-followed-by="listtab" fo:text-indent="-0.25in" fo:margin-left="2.5075in"/>
        </style:list-level-properties>
        <style:text-properties style:font-name="Wingdings"/>
      </text:list-level-style-bullet>
      <text:list-level-style-bullet text:level="7" text:style-name="T295" loext:num-list-format="%7%" text:bullet-char="·">
        <style:list-level-properties text:list-level-position-and-space-mode="label-alignment">
          <style:list-level-label-alignment text:label-followed-by="listtab" fo:text-indent="-0.25in" fo:margin-left="3.0075in"/>
        </style:list-level-properties>
        <style:text-properties style:font-name="Symbol"/>
      </text:list-level-style-bullet>
      <text:list-level-style-bullet text:level="8" text:style-name="T296" loext:num-list-format="%8%" text:bullet-char="o">
        <style:list-level-properties text:list-level-position-and-space-mode="label-alignment">
          <style:list-level-label-alignment text:label-followed-by="listtab" fo:text-indent="-0.25in" fo:margin-left="3.5075in"/>
        </style:list-level-properties>
        <style:text-properties style:font-name="Courier New"/>
      </text:list-level-style-bullet>
      <text:list-level-style-bullet text:level="9" text:style-name="T297" loext:num-list-format="%9%" text:bullet-char="§">
        <style:list-level-properties text:list-level-position-and-space-mode="label-alignment">
          <style:list-level-label-alignment text:label-followed-by="listtab" fo:text-indent="-0.25in" fo:margin-left="4.00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T298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0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01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0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03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04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0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06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T307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08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09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310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311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312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313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314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315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T316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1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18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9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21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22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2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24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  <meta:creation-date>2023-10-29T11:15:00Z</meta:creation-date>
    <dc:date>2024-03-19T20:01:42.641308382</dc:date>
    <meta:editing-duration>PT12M34S</meta:editing-duration>
    <meta:editing-cycles>2</meta:editing-cycles>
    <dc:creator>Noah Hallows</dc:creator>
    <meta:document-statistic meta:table-count="0" meta:image-count="0" meta:object-count="0" meta:page-count="6" meta:paragraph-count="192" meta:word-count="1169" meta:character-count="6586" meta:non-whitespace-character-count="5691"/>
  </office:meta>
</office:document-meta>
</file>